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33333" draw:fill="solid" draw:fill-color="#ffffff" draw:textarea-horizontal-align="justify" draw:textarea-vertical-align="top" draw:auto-grow-height="false" fo:min-height="0.75cm" fo:min-width="0.5cm"/>
      <style:paragraph-properties style:writing-mode="lr-tb"/>
    </style:style>
    <style:style style:name="gr2" style:family="graphic" style:parent-style-name="standard" style:list-style-name="L1">
      <style:graphic-properties svg:stroke-color="#333333" draw:fill-color="#ff8000" draw:opacity="75%" draw:textarea-horizontal-align="justify" draw:textarea-vertical-align="middle" draw:auto-grow-height="false" fo:min-height="0.75cm" fo:min-width="0.5cm"/>
      <style:paragraph-properties style:writing-mode="lr-tb"/>
    </style:style>
    <style:style style:name="gr3" style:family="graphic" style:parent-style-name="standard" style:list-style-name="L1">
      <style:graphic-properties svg:stroke-color="#333333" draw:fill-color="#ff8000" draw:opacity="55%" draw:textarea-horizontal-align="justify" draw:textarea-vertical-align="middle" draw:auto-grow-height="false" fo:min-height="0.75cm" fo:min-width="0.5cm"/>
      <style:paragraph-properties style:writing-mode="lr-tb"/>
    </style:style>
    <style:style style:name="gr4" style:family="graphic" style:parent-style-name="standard" style:list-style-name="L1">
      <style:graphic-properties svg:stroke-color="#333333" draw:fill-color="#ff8000" draw:opacity="50%" draw:textarea-horizontal-align="justify" draw:textarea-vertical-align="middle" draw:auto-grow-height="false" fo:min-height="0.75cm" fo:min-width="0.5cm"/>
      <style:paragraph-properties style:writing-mode="lr-tb"/>
    </style:style>
    <style:style style:name="gr5" style:family="graphic" style:parent-style-name="standard" style:list-style-name="L1">
      <style:graphic-properties svg:stroke-color="#333333" draw:fill-color="#ff8000" draw:opacity="50%" draw:textarea-horizontal-align="justify" draw:textarea-vertical-align="middle" draw:auto-grow-height="false" fo:min-height="0.75cm" fo:min-width="0.5cm"/>
      <style:paragraph-properties style:writing-mode="lr-tb"/>
    </style:style>
    <style:style style:name="gr6" style:family="graphic" style:parent-style-name="standard" style:list-style-name="L1">
      <style:graphic-properties svg:stroke-color="#333333" draw:fill-color="#ff8000" draw:opacity="75%" draw:textarea-horizontal-align="justify" draw:textarea-vertical-align="middle" draw:auto-grow-height="false" fo:min-height="0.75cm" fo:min-width="0.5cm"/>
      <style:paragraph-properties style:writing-mode="lr-tb"/>
    </style:style>
    <style:style style:name="gr7" style:family="graphic" style:parent-style-name="standard" style:list-style-name="L1">
      <style:graphic-properties svg:stroke-color="#333333" draw:fill-color="#ff8000" draw:opacity="65%" draw:textarea-horizontal-align="justify" draw:textarea-vertical-align="middle" draw:auto-grow-height="false" fo:min-height="0.75cm" fo:min-width="0.5cm"/>
      <style:paragraph-properties style:writing-mode="lr-tb"/>
    </style:style>
    <style:style style:name="gr8" style:family="graphic" style:parent-style-name="standard" style:list-style-name="L1">
      <style:graphic-properties svg:stroke-color="#333333" draw:fill-color="#ff8000" draw:opacity="95%" draw:textarea-horizontal-align="justify" draw:textarea-vertical-align="middle" draw:auto-grow-height="false" fo:min-height="0.75cm" fo:min-width="0.5cm"/>
      <style:paragraph-properties style:writing-mode="lr-tb"/>
    </style:style>
    <style:style style:name="gr9" style:family="graphic" style:parent-style-name="standard" style:list-style-name="L1">
      <style:graphic-properties svg:stroke-color="#333333" draw:fill-color="#ff8000" draw:opacity="100%" draw:textarea-horizontal-align="justify" draw:textarea-vertical-align="middle" draw:auto-grow-height="false" fo:min-height="0.75cm" fo:min-width="0.5cm"/>
      <style:paragraph-properties style:writing-mode="lr-tb"/>
    </style:style>
    <style:style style:name="gr10" style:family="graphic" style:parent-style-name="standard" style:list-style-name="L1">
      <style:graphic-properties svg:stroke-color="#333333" draw:fill-color="#ff8000" draw:opacity="80%" draw:textarea-horizontal-align="justify" draw:textarea-vertical-align="middle" draw:auto-grow-height="false" fo:min-height="0.75cm" fo:min-width="0.5cm"/>
      <style:paragraph-properties style:writing-mode="lr-tb"/>
    </style:style>
    <style:style style:name="gr11" style:family="graphic" style:parent-style-name="standard">
      <style:graphic-properties draw:stroke="none" svg:stroke-color="#333333" draw:fill="solid" draw:fill-color="#ffffff" draw:textarea-horizontal-align="justify" draw:textarea-vertical-align="middle" draw:auto-grow-height="false" fo:min-height="0.75cm" fo:min-width="1cm"/>
      <style:paragraph-properties style:writing-mode="lr-tb"/>
    </style:style>
    <style:style style:name="gr12" style:family="graphic" style:parent-style-name="standard">
      <style:graphic-properties draw:stroke="none" svg:stroke-color="#333333" draw:fill="none" draw:fill-color="#81d41a" draw:textarea-horizontal-align="justify" draw:textarea-vertical-align="top" draw:auto-grow-height="false" fo:min-height="0.75cm" fo:min-width="0.5cm"/>
      <style:paragraph-properties style:writing-mode="lr-tb"/>
    </style:style>
    <style:style style:name="gr13" style:family="graphic" style:parent-style-name="standard">
      <style:graphic-properties svg:stroke-color="#333333" draw:fill-color="#81d41a" draw:opacity="30%" draw:textarea-horizontal-align="justify" draw:textarea-vertical-align="middle" draw:auto-grow-height="false" fo:min-height="0.75cm" fo:min-width="0.5cm"/>
      <style:paragraph-properties style:writing-mode="lr-tb"/>
    </style:style>
    <style:style style:name="gr14" style:family="graphic" style:parent-style-name="standard" style:list-style-name="L1">
      <style:graphic-properties svg:stroke-color="#333333" draw:fill-color="#81d41a" draw:opacity="50%" draw:textarea-horizontal-align="justify" draw:textarea-vertical-align="middle" draw:auto-grow-height="false" fo:min-height="0.75cm" fo:min-width="0.5cm"/>
      <style:paragraph-properties style:writing-mode="lr-tb"/>
    </style:style>
    <style:style style:name="gr15" style:family="graphic" style:parent-style-name="standard" style:list-style-name="L1">
      <style:graphic-properties svg:stroke-color="#333333" draw:fill-color="#81d41a" draw:opacity="100%" draw:textarea-horizontal-align="justify" draw:textarea-vertical-align="middle" draw:auto-grow-height="false" fo:min-height="0.75cm" fo:min-width="0.5cm"/>
      <style:paragraph-properties style:writing-mode="lr-tb"/>
    </style:style>
    <style:style style:name="gr16" style:family="graphic" style:parent-style-name="standard">
      <style:graphic-properties draw:stroke="none" svg:stroke-color="#333333" draw:fill="solid" draw:fill-color="#ffffff" draw:textarea-horizontal-align="justify" draw:textarea-vertical-align="middle" draw:auto-grow-height="false" fo:min-height="0.75cm" fo:min-width="1.25cm"/>
      <style:paragraph-properties style:writing-mode="lr-tb"/>
    </style:style>
    <style:style style:name="gr17" style:family="graphic" style:parent-style-name="standard">
      <style:graphic-properties draw:stroke="none" svg:stroke-color="#333333" draw:fill="none" draw:fill-color="#ffffff" draw:textarea-horizontal-align="justify" draw:textarea-vertical-align="middle" draw:auto-grow-height="false" fo:min-height="0.749cm" fo:min-width="0.999cm"/>
      <style:paragraph-properties style:writing-mode="lr-tb"/>
    </style:style>
    <style:style style:name="gr18" style:family="graphic" style:parent-style-name="standard">
      <style:graphic-properties draw:stroke="none" svg:stroke-color="#333333" draw:fill="none" draw:fill-color="#ffffff" draw:textarea-horizontal-align="justify" draw:textarea-vertical-align="middle" draw:auto-grow-height="false" fo:min-height="0.749cm" fo:min-width="1cm"/>
      <style:paragraph-properties style:writing-mode="lr-tb"/>
    </style:style>
    <style:style style:name="gr19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54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6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6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5" style:family="graphic" style:parent-style-name="standard">
      <style:graphic-properties draw:stroke="none" draw:fill-color="#dddddd" draw:opacity="100%" draw:opacity-name="Transparency_20_26" draw:textarea-vertical-align="middle"/>
    </style:style>
    <style:style style:name="gr26" style:family="graphic" style:parent-style-name="standard">
      <style:graphic-properties draw:stroke="solid" svg:stroke-color="#999999" draw:fill="none" draw:textarea-horizontal-align="justify" draw:textarea-vertical-align="middle" draw:auto-grow-height="false" fo:min-height="0.75cm" fo:min-width="0.75cm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5cm" fo:min-width="0cm" fo:padding-top="0cm" fo:padding-bottom="0cm" fo:padding-left="0cm" fo:padding-right="0cm" fo:wrap-option="no-wrap"/>
      <style:paragraph-properties style:writing-mode="lr-tb"/>
    </style:style>
    <style:style style:name="gr28" style:family="graphic" style:parent-style-name="objectwithoutfill">
      <style:graphic-properties svg:stroke-color="#999999" draw:fill="none" draw:textarea-vertical-align="middle"/>
    </style:style>
    <style:style style:name="gr29" style:family="graphic" style:parent-style-name="standard">
      <style:graphic-properties draw:stroke="solid" svg:stroke-color="#999999" draw:fill="none" draw:textarea-horizontal-align="justify" draw:textarea-vertical-align="middle" draw:auto-grow-height="false" fo:min-height="0.75cm" fo:min-width="2cm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5cm" fo:min-width="0cm" fo:padding-top="0cm" fo:padding-bottom="0cm" fo:padding-left="0cm" fo:padding-right="0cm" fo:wrap-option="no-wrap"/>
      <style:paragraph-properties style:writing-mode="lr-tb"/>
    </style:style>
    <style:style style:name="gr31" style:family="graphic" style:parent-style-name="standard">
      <style:graphic-properties draw:stroke="none" svg:stroke-color="#333333" draw:fill="none" draw:fill-color="#ffffff" draw:textarea-horizontal-align="justify" draw:textarea-vertical-align="top" draw:auto-grow-height="false" fo:min-height="0.451cm" fo:min-width="0.338cm"/>
      <style:paragraph-properties style:writing-mode="lr-tb"/>
    </style:style>
    <style:style style:name="gr32" style:family="graphic" style:parent-style-name="standard">
      <style:graphic-properties draw:stroke="none" svg:stroke-color="#333333" draw:fill="none" draw:fill-color="#ffffff" draw:textarea-horizontal-align="justify" draw:textarea-vertical-align="top" draw:auto-grow-height="false" fo:min-height="0.45cm" fo:min-width="0.339cm"/>
      <style:paragraph-properties style:writing-mode="lr-tb"/>
    </style:style>
    <style:style style:name="gr33" style:family="graphic" style:parent-style-name="standard">
      <style:graphic-properties draw:stroke="none" svg:stroke-color="#333333" draw:fill="none" draw:fill-color="#ffffff" draw:textarea-horizontal-align="justify" draw:textarea-vertical-align="top" draw:auto-grow-height="false" fo:min-height="0.352cm" fo:min-width="0.476cm"/>
      <style:paragraph-properties style:writing-mode="lr-tb"/>
    </style:style>
    <style:style style:name="gr34" style:family="graphic" style:parent-style-name="standard">
      <style:graphic-properties draw:stroke="none" svg:stroke-color="#333333" draw:fill="none" draw:fill-color="#ffffff" draw:textarea-horizontal-align="justify" draw:textarea-vertical-align="top" draw:auto-grow-height="false" fo:min-height="0.499cm" fo:min-width="0.283cm"/>
      <style:paragraph-properties style:writing-mode="lr-tb"/>
    </style:style>
    <style:style style:name="gr35" style:family="graphic" style:parent-style-name="standard">
      <style:graphic-properties draw:stroke="none" svg:stroke-color="#333333" draw:fill="none" draw:fill-color="#ffffff" draw:textarea-horizontal-align="justify" draw:textarea-vertical-align="top" draw:auto-grow-height="false" fo:min-height="0.501cm" fo:min-width="0.283cm"/>
      <style:paragraph-properties style:writing-mode="lr-tb"/>
    </style:style>
    <style:style style:name="gr36" style:family="graphic" style:parent-style-name="standard">
      <style:graphic-properties draw:stroke="none" svg:stroke-color="#333333" draw:fill="none" draw:fill-color="#ffffff" draw:textarea-horizontal-align="justify" draw:textarea-vertical-align="top" draw:auto-grow-height="false" fo:min-height="0.5cm" fo:min-width="0.283cm"/>
      <style:paragraph-properties style:writing-mode="lr-tb"/>
    </style:style>
    <style:style style:name="gr37" style:family="graphic" style:parent-style-name="standard" style:list-style-name="L1">
      <style:graphic-properties svg:stroke-color="#333333" draw:fill-color="#ff8000" draw:opacity="75%" draw:textarea-horizontal-align="justify" draw:textarea-vertical-align="middle" draw:auto-grow-height="false" fo:min-height="0.452cm" fo:min-width="0.339cm"/>
      <style:paragraph-properties style:writing-mode="lr-tb"/>
    </style:style>
    <style:style style:name="gr38" style:family="graphic" style:parent-style-name="standard" style:list-style-name="L1">
      <style:graphic-properties svg:stroke-color="#333333" draw:fill-color="#ff8000" draw:opacity="55%" draw:textarea-horizontal-align="justify" draw:textarea-vertical-align="middle" draw:auto-grow-height="false" fo:min-height="0.452cm" fo:min-width="0.339cm"/>
      <style:paragraph-properties style:writing-mode="lr-tb"/>
    </style:style>
    <style:style style:name="gr39" style:family="graphic" style:parent-style-name="standard" style:list-style-name="L1">
      <style:graphic-properties svg:stroke-color="#333333" draw:fill-color="#ff8000" draw:opacity="50%" draw:textarea-horizontal-align="justify" draw:textarea-vertical-align="middle" draw:auto-grow-height="false" fo:min-height="0.452cm" fo:min-width="0.338cm"/>
      <style:paragraph-properties style:writing-mode="lr-tb"/>
    </style:style>
    <style:style style:name="gr40" style:family="graphic" style:parent-style-name="standard" style:list-style-name="L1">
      <style:graphic-properties svg:stroke-color="#333333" draw:fill-color="#ff8000" draw:opacity="50%" draw:textarea-horizontal-align="justify" draw:textarea-vertical-align="middle" draw:auto-grow-height="false" fo:min-height="0.452cm" fo:min-width="0.338cm"/>
      <style:paragraph-properties style:writing-mode="lr-tb"/>
    </style:style>
    <style:style style:name="gr41" style:family="graphic" style:parent-style-name="standard" style:list-style-name="L1">
      <style:graphic-properties svg:stroke-color="#333333" draw:fill-color="#ff8000" draw:opacity="75%" draw:textarea-horizontal-align="justify" draw:textarea-vertical-align="middle" draw:auto-grow-height="false" fo:min-height="0.452cm" fo:min-width="0.338cm"/>
      <style:paragraph-properties style:writing-mode="lr-tb"/>
    </style:style>
    <style:style style:name="gr42" style:family="graphic" style:parent-style-name="standard" style:list-style-name="L1">
      <style:graphic-properties svg:stroke-color="#333333" draw:fill-color="#ff8000" draw:opacity="65%" draw:textarea-horizontal-align="justify" draw:textarea-vertical-align="middle" draw:auto-grow-height="false" fo:min-height="0.451cm" fo:min-width="0.337cm"/>
      <style:paragraph-properties style:writing-mode="lr-tb"/>
    </style:style>
    <style:style style:name="gr43" style:family="graphic" style:parent-style-name="standard" style:list-style-name="L1">
      <style:graphic-properties svg:stroke-color="#333333" draw:fill-color="#ff8000" draw:opacity="95%" draw:textarea-horizontal-align="justify" draw:textarea-vertical-align="middle" draw:auto-grow-height="false" fo:min-height="0.451cm" fo:min-width="0.337cm"/>
      <style:paragraph-properties style:writing-mode="lr-tb"/>
    </style:style>
    <style:style style:name="gr44" style:family="graphic" style:parent-style-name="standard" style:list-style-name="L1">
      <style:graphic-properties svg:stroke-color="#333333" draw:fill-color="#ff8000" draw:opacity="100%" draw:textarea-horizontal-align="justify" draw:textarea-vertical-align="middle" draw:auto-grow-height="false" fo:min-height="0.451cm" fo:min-width="0.337cm"/>
      <style:paragraph-properties style:writing-mode="lr-tb"/>
    </style:style>
    <style:style style:name="gr45" style:family="graphic" style:parent-style-name="standard" style:list-style-name="L1">
      <style:graphic-properties svg:stroke-color="#333333" draw:fill-color="#ff8000" draw:opacity="80%" draw:textarea-horizontal-align="justify" draw:textarea-vertical-align="middle" draw:auto-grow-height="false" fo:min-height="0.451cm" fo:min-width="0.337cm"/>
      <style:paragraph-properties style:writing-mode="lr-tb"/>
    </style:style>
    <style:style style:name="gr46" style:family="graphic" style:parent-style-name="standard">
      <style:graphic-properties draw:stroke="none" svg:stroke-color="#333333" draw:fill="none" draw:fill-color="#ffffff" draw:textarea-horizontal-align="justify" draw:textarea-vertical-align="middle" draw:auto-grow-height="false" fo:min-height="0.452cm" fo:min-width="0.756cm"/>
      <style:paragraph-properties style:writing-mode="lr-tb"/>
    </style:style>
    <style:style style:name="gr47" style:family="graphic" style:parent-style-name="standard">
      <style:graphic-properties svg:stroke-color="#333333" draw:fill-color="#81d41a" draw:opacity="30%" draw:textarea-horizontal-align="justify" draw:textarea-vertical-align="middle" draw:auto-grow-height="false" fo:min-height="0.452cm" fo:min-width="0.339cm"/>
      <style:paragraph-properties style:writing-mode="lr-tb"/>
    </style:style>
    <style:style style:name="gr48" style:family="graphic" style:parent-style-name="standard" style:list-style-name="L1">
      <style:graphic-properties svg:stroke-color="#333333" draw:fill-color="#81d41a" draw:opacity="50%" draw:textarea-horizontal-align="justify" draw:textarea-vertical-align="middle" draw:auto-grow-height="false" fo:min-height="0.452cm" fo:min-width="0.338cm"/>
      <style:paragraph-properties style:writing-mode="lr-tb"/>
    </style:style>
    <style:style style:name="gr49" style:family="graphic" style:parent-style-name="standard" style:list-style-name="L1">
      <style:graphic-properties svg:stroke-color="#333333" draw:fill-color="#81d41a" draw:opacity="100%" draw:textarea-horizontal-align="justify" draw:textarea-vertical-align="middle" draw:auto-grow-height="false" fo:min-height="0.451cm" fo:min-width="0.337cm"/>
      <style:paragraph-properties style:writing-mode="lr-tb"/>
    </style:style>
    <style:style style:name="gr50" style:family="graphic" style:parent-style-name="standard">
      <style:graphic-properties draw:stroke="none" svg:stroke-color="#333333" draw:fill="none" draw:fill-color="#ffffff" draw:textarea-horizontal-align="justify" draw:textarea-vertical-align="middle" draw:auto-grow-height="false" fo:min-height="0.452cm" fo:min-width="0.966cm"/>
      <style:paragraph-properties style:writing-mode="lr-tb"/>
    </style:style>
    <style:style style:name="gr51" style:family="graphic" style:parent-style-name="standard">
      <style:graphic-properties draw:stroke="solid" svg:stroke-color="#000000" svg:stroke-opacity="40%" draw:fill-color="#cccccc" draw:opacity="35%" draw:textarea-vertical-align="middle"/>
      <style:paragraph-properties style:writing-mode="lr-tb"/>
    </style:style>
    <style:style style:name="gr52" style:family="graphic" style:parent-style-name="standard">
      <style:graphic-properties draw:stroke="none" svg:stroke-color="#333333" draw:fill="none" draw:fill-color="#ffffff" draw:textarea-horizontal-align="justify" draw:textarea-vertical-align="top" draw:auto-grow-height="false" fo:min-height="0.451cm" fo:min-width="0.337cm"/>
      <style:paragraph-properties style:writing-mode="lr-tb"/>
    </style:style>
    <style:style style:name="gr53" style:family="graphic" style:parent-style-name="standard">
      <style:graphic-properties draw:stroke="none" svg:stroke-color="#333333" draw:fill="none" draw:fill-color="#ffffff" draw:textarea-horizontal-align="justify" draw:textarea-vertical-align="top" draw:auto-grow-height="false" fo:min-height="0.352cm" fo:min-width="0.477cm"/>
      <style:paragraph-properties style:writing-mode="lr-tb"/>
    </style:style>
    <style:style style:name="gr54" style:family="graphic" style:parent-style-name="standard">
      <style:graphic-properties draw:stroke="none" svg:stroke-color="#333333" draw:fill="none" draw:fill-color="#ffffff" draw:textarea-horizontal-align="justify" draw:textarea-vertical-align="top" draw:auto-grow-height="false" fo:min-height="0.5cm" fo:min-width="0.284cm"/>
      <style:paragraph-properties style:writing-mode="lr-tb"/>
    </style:style>
    <style:style style:name="gr55" style:family="graphic" style:parent-style-name="standard">
      <style:graphic-properties draw:stroke="dash" draw:stroke-dash="Long_20_Dot" svg:stroke-color="#333333" svg:stroke-linecap="butt" draw:fill="none" draw:fill-color="#ffffff" draw:opacity="0%" draw:textarea-horizontal-align="justify" draw:textarea-vertical-align="top" draw:auto-grow-height="false" fo:min-height="0.5cm" fo:min-width="0.284cm"/>
      <style:paragraph-properties style:writing-mode="lr-tb"/>
    </style:style>
    <style:style style:name="gr56" style:family="graphic" style:parent-style-name="standard">
      <style:graphic-properties draw:stroke="none" svg:stroke-color="#333333" draw:fill="none" draw:fill-color="#ffffff" draw:textarea-horizontal-align="justify" draw:textarea-vertical-align="top" draw:auto-grow-height="false" fo:min-height="0.501cm" fo:min-width="0.284cm"/>
      <style:paragraph-properties style:writing-mode="lr-tb"/>
    </style:style>
    <style:style style:name="gr57" style:family="graphic" style:parent-style-name="standard" style:list-style-name="L1">
      <style:graphic-properties draw:stroke="dash" draw:stroke-dash="Long_20_Dot" svg:stroke-color="#333333" svg:stroke-linecap="butt" draw:fill-color="#ff8000" draw:opacity="0%" draw:textarea-horizontal-align="justify" draw:textarea-vertical-align="middle" draw:auto-grow-height="false" fo:min-height="0.451cm" fo:min-width="0.338cm"/>
      <style:paragraph-properties style:writing-mode="lr-tb"/>
    </style:style>
    <style:style style:name="gr58" style:family="graphic" style:parent-style-name="standard" style:list-style-name="L1">
      <style:graphic-properties draw:stroke="dash" draw:stroke-dash="Long_20_Dot" svg:stroke-color="#333333" svg:stroke-linecap="butt" draw:fill-color="#ff8000" draw:opacity="0%" draw:textarea-horizontal-align="justify" draw:textarea-vertical-align="middle" draw:auto-grow-height="false" fo:min-height="0.451cm" fo:min-width="0.338cm"/>
      <style:paragraph-properties style:writing-mode="lr-tb"/>
    </style:style>
    <style:style style:name="gr59" style:family="graphic" style:parent-style-name="standard" style:list-style-name="L1">
      <style:graphic-properties draw:stroke="dash" draw:stroke-dash="Long_20_Dot" svg:stroke-color="#333333" svg:stroke-linecap="butt" draw:fill-color="#ff8000" draw:opacity="0%" draw:textarea-horizontal-align="justify" draw:textarea-vertical-align="middle" draw:auto-grow-height="false" fo:min-height="0.451cm" fo:min-width="0.338cm"/>
      <style:paragraph-properties style:writing-mode="lr-tb"/>
    </style:style>
    <style:style style:name="gr60" style:family="graphic" style:parent-style-name="standard" style:list-style-name="L1">
      <style:graphic-properties svg:stroke-color="#333333" draw:fill-color="#ff8000" draw:opacity="50%" draw:textarea-horizontal-align="justify" draw:textarea-vertical-align="middle" draw:auto-grow-height="false" fo:min-height="0.451cm" fo:min-width="0.339cm"/>
      <style:paragraph-properties style:writing-mode="lr-tb"/>
    </style:style>
    <style:style style:name="gr61" style:family="graphic" style:parent-style-name="standard" style:list-style-name="L1">
      <style:graphic-properties svg:stroke-color="#333333" draw:fill-color="#ff8000" draw:opacity="75%" draw:textarea-horizontal-align="justify" draw:textarea-vertical-align="middle" draw:auto-grow-height="false" fo:min-height="0.451cm" fo:min-width="0.339cm"/>
      <style:paragraph-properties style:writing-mode="lr-tb"/>
    </style:style>
    <style:style style:name="gr62" style:family="graphic" style:parent-style-name="standard" style:list-style-name="L1">
      <style:graphic-properties svg:stroke-color="#333333" draw:fill-color="#ff8000" draw:opacity="65%" draw:textarea-horizontal-align="justify" draw:textarea-vertical-align="middle" draw:auto-grow-height="false" fo:min-height="0.451cm" fo:min-width="0.339cm"/>
      <style:paragraph-properties style:writing-mode="lr-tb"/>
    </style:style>
    <style:style style:name="gr63" style:family="graphic" style:parent-style-name="standard" style:list-style-name="L1">
      <style:graphic-properties svg:stroke-color="#333333" draw:fill-color="#ff8000" draw:opacity="95%" draw:textarea-horizontal-align="justify" draw:textarea-vertical-align="middle" draw:auto-grow-height="false" fo:min-height="0.451cm" fo:min-width="0.338cm"/>
      <style:paragraph-properties style:writing-mode="lr-tb"/>
    </style:style>
    <style:style style:name="gr64" style:family="graphic" style:parent-style-name="standard" style:list-style-name="L1">
      <style:graphic-properties svg:stroke-color="#333333" draw:fill-color="#ff8000" draw:opacity="100%" draw:textarea-horizontal-align="justify" draw:textarea-vertical-align="middle" draw:auto-grow-height="false" fo:min-height="0.451cm" fo:min-width="0.338cm"/>
      <style:paragraph-properties style:writing-mode="lr-tb"/>
    </style:style>
    <style:style style:name="gr65" style:family="graphic" style:parent-style-name="standard" style:list-style-name="L1">
      <style:graphic-properties svg:stroke-color="#333333" draw:fill-color="#ff8000" draw:opacity="80%" draw:textarea-horizontal-align="justify" draw:textarea-vertical-align="middle" draw:auto-grow-height="false" fo:min-height="0.451cm" fo:min-width="0.338cm"/>
      <style:paragraph-properties style:writing-mode="lr-tb"/>
    </style:style>
    <style:style style:name="gr66" style:family="graphic" style:parent-style-name="standard">
      <style:graphic-properties draw:stroke="dash" draw:stroke-dash="Long_20_Dot" svg:stroke-color="#333333" svg:stroke-linecap="butt" draw:fill-color="#81d41a" draw:opacity="0%" draw:textarea-horizontal-align="justify" draw:textarea-vertical-align="middle" draw:auto-grow-height="false" fo:min-height="0.451cm" fo:min-width="0.338cm"/>
      <style:paragraph-properties style:writing-mode="lr-tb"/>
    </style:style>
    <style:style style:name="gr67" style:family="graphic" style:parent-style-name="standard" style:list-style-name="L1">
      <style:graphic-properties svg:stroke-color="#333333" draw:fill-color="#81d41a" draw:opacity="50%" draw:textarea-horizontal-align="justify" draw:textarea-vertical-align="middle" draw:auto-grow-height="false" fo:min-height="0.451cm" fo:min-width="0.339cm"/>
      <style:paragraph-properties style:writing-mode="lr-tb"/>
    </style:style>
    <style:style style:name="gr68" style:family="graphic" style:parent-style-name="standard" style:list-style-name="L1">
      <style:graphic-properties svg:stroke-color="#333333" draw:fill-color="#81d41a" draw:opacity="100%" draw:textarea-horizontal-align="justify" draw:textarea-vertical-align="middle" draw:auto-grow-height="false" fo:min-height="0.451cm" fo:min-width="0.338cm"/>
      <style:paragraph-properties style:writing-mode="lr-tb"/>
    </style:style>
    <style:style style:name="gr69" style:family="graphic" style:parent-style-name="standard">
      <style:graphic-properties draw:stroke="none" svg:stroke-color="#333333" draw:fill="none" draw:fill-color="#ffffff" draw:textarea-horizontal-align="justify" draw:textarea-vertical-align="top" draw:auto-grow-height="false" fo:min-height="0.451cm" fo:min-width="0.339cm"/>
      <style:paragraph-properties style:writing-mode="lr-tb"/>
    </style:style>
    <style:style style:name="gr70" style:family="graphic" style:parent-style-name="standard">
      <style:graphic-properties draw:stroke="none" svg:stroke-color="#333333" draw:fill="none" draw:fill-color="#ffffff" draw:textarea-horizontal-align="justify" draw:textarea-vertical-align="top" draw:auto-grow-height="false" fo:min-height="0.353cm" fo:min-width="0.477cm"/>
      <style:paragraph-properties style:writing-mode="lr-tb"/>
    </style:style>
    <style:style style:name="gr71" style:family="graphic" style:parent-style-name="standard" style:list-style-name="L1">
      <style:graphic-properties svg:stroke-color="#333333" draw:fill-color="#ff8000" draw:opacity="75%" draw:textarea-horizontal-align="justify" draw:textarea-vertical-align="middle" draw:auto-grow-height="false" fo:min-height="0.451cm" fo:min-width="0.338cm"/>
      <style:paragraph-properties style:writing-mode="lr-tb"/>
    </style:style>
    <style:style style:name="gr72" style:family="graphic" style:parent-style-name="standard" style:list-style-name="L1">
      <style:graphic-properties svg:stroke-color="#333333" draw:fill-color="#ff8000" draw:opacity="55%" draw:textarea-horizontal-align="justify" draw:textarea-vertical-align="middle" draw:auto-grow-height="false" fo:min-height="0.451cm" fo:min-width="0.338cm"/>
      <style:paragraph-properties style:writing-mode="lr-tb"/>
    </style:style>
    <style:style style:name="gr73" style:family="graphic" style:parent-style-name="standard" style:list-style-name="L1">
      <style:graphic-properties svg:stroke-color="#333333" draw:fill-color="#ff8000" draw:opacity="50%" draw:textarea-horizontal-align="justify" draw:textarea-vertical-align="middle" draw:auto-grow-height="false" fo:min-height="0.452cm" fo:min-width="0.338cm"/>
      <style:paragraph-properties style:writing-mode="lr-tb"/>
    </style:style>
    <style:style style:name="gr74" style:family="graphic" style:parent-style-name="standard" style:list-style-name="L1">
      <style:graphic-properties svg:stroke-color="#333333" draw:fill-color="#ff8000" draw:opacity="50%" draw:textarea-horizontal-align="justify" draw:textarea-vertical-align="middle" draw:auto-grow-height="false" fo:min-height="0.451cm" fo:min-width="0.338cm"/>
      <style:paragraph-properties style:writing-mode="lr-tb"/>
    </style:style>
    <style:style style:name="gr75" style:family="graphic" style:parent-style-name="standard" style:list-style-name="L1">
      <style:graphic-properties svg:stroke-color="#333333" draw:fill-color="#ff8000" draw:opacity="75%" draw:textarea-horizontal-align="justify" draw:textarea-vertical-align="middle" draw:auto-grow-height="false" fo:min-height="0.451cm" fo:min-width="0.338cm"/>
      <style:paragraph-properties style:writing-mode="lr-tb"/>
    </style:style>
    <style:style style:name="gr76" style:family="graphic" style:parent-style-name="standard" style:list-style-name="L1">
      <style:graphic-properties svg:stroke-color="#333333" draw:fill-color="#ff8000" draw:opacity="65%" draw:textarea-horizontal-align="justify" draw:textarea-vertical-align="middle" draw:auto-grow-height="false" fo:min-height="0.452cm" fo:min-width="0.338cm"/>
      <style:paragraph-properties style:writing-mode="lr-tb"/>
    </style:style>
    <style:style style:name="gr77" style:family="graphic" style:parent-style-name="standard" style:list-style-name="L1">
      <style:graphic-properties draw:stroke="dash" draw:stroke-dash="Long_20_Dot" svg:stroke-color="#333333" svg:stroke-linecap="butt" draw:fill-color="#ff8000" draw:opacity="0%" draw:textarea-horizontal-align="justify" draw:textarea-vertical-align="middle" draw:auto-grow-height="false" fo:min-height="0.451cm" fo:min-width="0.338cm"/>
      <style:paragraph-properties style:writing-mode="lr-tb"/>
    </style:style>
    <style:style style:name="gr78" style:family="graphic" style:parent-style-name="standard" style:list-style-name="L1">
      <style:graphic-properties draw:stroke="dash" draw:stroke-dash="Long_20_Dot" svg:stroke-color="#333333" svg:stroke-linecap="butt" draw:fill-color="#ff8000" draw:opacity="0%" draw:textarea-horizontal-align="justify" draw:textarea-vertical-align="middle" draw:auto-grow-height="false" fo:min-height="0.451cm" fo:min-width="0.338cm"/>
      <style:paragraph-properties style:writing-mode="lr-tb"/>
    </style:style>
    <style:style style:name="gr79" style:family="graphic" style:parent-style-name="standard" style:list-style-name="L1">
      <style:graphic-properties draw:stroke="dash" draw:stroke-dash="Long_20_Dot" svg:stroke-color="#333333" svg:stroke-linecap="butt" draw:fill-color="#ff8000" draw:opacity="0%" draw:textarea-horizontal-align="justify" draw:textarea-vertical-align="middle" draw:auto-grow-height="false" fo:min-height="0.451cm" fo:min-width="0.338cm"/>
      <style:paragraph-properties style:writing-mode="lr-tb"/>
    </style:style>
    <style:style style:name="gr80" style:family="graphic" style:parent-style-name="standard">
      <style:graphic-properties svg:stroke-color="#333333" draw:fill-color="#81d41a" draw:opacity="30%" draw:textarea-horizontal-align="justify" draw:textarea-vertical-align="middle" draw:auto-grow-height="false" fo:min-height="0.451cm" fo:min-width="0.338cm"/>
      <style:paragraph-properties style:writing-mode="lr-tb"/>
    </style:style>
    <style:style style:name="gr81" style:family="graphic" style:parent-style-name="standard" style:list-style-name="L1">
      <style:graphic-properties svg:stroke-color="#333333" draw:fill-color="#81d41a" draw:opacity="50%" draw:textarea-horizontal-align="justify" draw:textarea-vertical-align="middle" draw:auto-grow-height="false" fo:min-height="0.451cm" fo:min-width="0.338cm"/>
      <style:paragraph-properties style:writing-mode="lr-tb"/>
    </style:style>
    <style:style style:name="gr82" style:family="graphic" style:parent-style-name="standard" style:list-style-name="L1">
      <style:graphic-properties draw:stroke="dash" draw:stroke-dash="Long_20_Dot" svg:stroke-color="#333333" svg:stroke-linecap="butt" draw:fill-color="#81d41a" draw:opacity="0%" draw:textarea-horizontal-align="justify" draw:textarea-vertical-align="middle" draw:auto-grow-height="false" fo:min-height="0.451cm" fo:min-width="0.338cm"/>
      <style:paragraph-properties style:writing-mode="lr-tb"/>
    </style:style>
    <style:style style:name="gr83" style:family="graphic" style:parent-style-name="standard">
      <style:graphic-properties draw:stroke="none" svg:stroke-color="#333333" draw:fill="none" draw:fill-color="#ffffff" draw:textarea-horizontal-align="justify" draw:textarea-vertical-align="middle" draw:auto-grow-height="false" fo:min-height="0.451cm" fo:min-width="0.755cm"/>
      <style:paragraph-properties style:writing-mode="lr-tb"/>
    </style:style>
    <style:style style:name="gr84" style:family="graphic" style:parent-style-name="standard">
      <style:graphic-properties draw:stroke="none" svg:stroke-color="#333333" draw:fill="none" draw:fill-color="#ffffff" draw:textarea-horizontal-align="justify" draw:textarea-vertical-align="middle" draw:auto-grow-height="false" fo:min-height="0.451cm" fo:min-width="0.754cm"/>
      <style:paragraph-properties style:writing-mode="lr-tb"/>
    </style:style>
    <style:style style:name="gr85" style:family="graphic" style:parent-style-name="standard">
      <style:graphic-properties draw:stroke="none" svg:stroke-color="#333333" draw:fill="none" draw:fill-color="#ffffff" draw:textarea-horizontal-align="justify" draw:textarea-vertical-align="middle" draw:auto-grow-height="false" fo:min-height="0.452cm" fo:min-width="0.757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fo:min-height="1.241cm"/>
      <style:paragraph-properties style:writing-mode="lr-tb"/>
    </style:style>
    <style:style style:name="gr87" style:family="graphic" style:parent-style-name="objectwithoutfill">
      <style:graphic-properties svg:stroke-width="0.212cm" svg:stroke-color="#f10d0c" draw:marker-start-width="0.518cm" draw:marker-end="Puntas_20_de_20_flecha_20_1" draw:marker-end-width="0.618cm" svg:stroke-opacity="40%" draw:fill="none" draw:textarea-vertical-align="middle" fo:padding-top="0.231cm" fo:padding-bottom="0.231cm" fo:padding-left="0.356cm" fo:padding-right="0.356cm"/>
      <style:paragraph-properties style:writing-mode="lr-tb"/>
    </style:style>
    <style:style style:name="gr88" style:family="graphic" style:parent-style-name="objectwithoutfill">
      <style:graphic-properties svg:stroke-width="0.212cm" svg:stroke-color="#f10d0c" draw:marker-start-width="0.518cm" draw:marker-end="Puntas_20_de_20_flecha_20_2" draw:marker-end-width="0.618cm" svg:stroke-opacity="40%" draw:fill="none" draw:textarea-vertical-align="middle" fo:padding-top="0.231cm" fo:padding-bottom="0.231cm" fo:padding-left="0.356cm" fo:padding-right="0.356cm"/>
      <style:paragraph-properties style:writing-mode="lr-tb"/>
    </style:style>
    <style:style style:name="gr89" style:family="graphic" style:parent-style-name="standard" style:list-style-name="L1">
      <style:graphic-properties svg:stroke-color="#333333" draw:fill-color="#ff8000" draw:opacity="75%" draw:textarea-horizontal-align="justify" draw:textarea-vertical-align="middle" draw:auto-grow-height="false" fo:min-height="0.452cm" fo:min-width="0.339cm"/>
      <style:paragraph-properties style:writing-mode="lr-tb"/>
    </style:style>
    <style:style style:name="gr90" style:family="graphic" style:parent-style-name="standard" style:list-style-name="L1">
      <style:graphic-properties svg:stroke-color="#333333" draw:fill-color="#ff8000" draw:opacity="55%" draw:textarea-horizontal-align="justify" draw:textarea-vertical-align="middle" draw:auto-grow-height="false" fo:min-height="0.452cm" fo:min-width="0.339cm"/>
      <style:paragraph-properties style:writing-mode="lr-tb"/>
    </style:style>
    <style:style style:name="gr91" style:family="graphic" style:parent-style-name="standard" style:list-style-name="L1">
      <style:graphic-properties svg:stroke-color="#333333" draw:fill-color="#ff8000" draw:opacity="50%" draw:textarea-horizontal-align="justify" draw:textarea-vertical-align="middle" draw:auto-grow-height="false" fo:min-height="0.452cm" fo:min-width="0.338cm"/>
      <style:paragraph-properties style:writing-mode="lr-tb"/>
    </style:style>
    <style:style style:name="gr92" style:family="graphic" style:parent-style-name="standard" style:list-style-name="L1">
      <style:graphic-properties svg:stroke-color="#333333" draw:fill-color="#ff8000" draw:opacity="50%" draw:textarea-horizontal-align="justify" draw:textarea-vertical-align="middle" draw:auto-grow-height="false" fo:min-height="0.452cm" fo:min-width="0.338cm"/>
      <style:paragraph-properties style:writing-mode="lr-tb"/>
    </style:style>
    <style:style style:name="gr93" style:family="graphic" style:parent-style-name="standard" style:list-style-name="L1">
      <style:graphic-properties svg:stroke-color="#333333" draw:fill-color="#ff8000" draw:opacity="75%" draw:textarea-horizontal-align="justify" draw:textarea-vertical-align="middle" draw:auto-grow-height="false" fo:min-height="0.452cm" fo:min-width="0.338cm"/>
      <style:paragraph-properties style:writing-mode="lr-tb"/>
    </style:style>
    <style:style style:name="gr94" style:family="graphic" style:parent-style-name="standard" style:list-style-name="L1">
      <style:graphic-properties svg:stroke-color="#333333" draw:fill-color="#ff8000" draw:opacity="65%" draw:textarea-horizontal-align="justify" draw:textarea-vertical-align="middle" draw:auto-grow-height="false" fo:min-height="0.451cm" fo:min-width="0.337cm"/>
      <style:paragraph-properties style:writing-mode="lr-tb"/>
    </style:style>
    <style:style style:name="gr95" style:family="graphic" style:parent-style-name="standard" style:list-style-name="L1">
      <style:graphic-properties svg:stroke-color="#333333" draw:fill-color="#ff8000" draw:opacity="95%" draw:textarea-horizontal-align="justify" draw:textarea-vertical-align="middle" draw:auto-grow-height="false" fo:min-height="0.451cm" fo:min-width="0.337cm"/>
      <style:paragraph-properties style:writing-mode="lr-tb"/>
    </style:style>
    <style:style style:name="gr96" style:family="graphic" style:parent-style-name="standard" style:list-style-name="L1">
      <style:graphic-properties svg:stroke-color="#333333" draw:fill-color="#ff8000" draw:opacity="100%" draw:textarea-horizontal-align="justify" draw:textarea-vertical-align="middle" draw:auto-grow-height="false" fo:min-height="0.451cm" fo:min-width="0.337cm"/>
      <style:paragraph-properties style:writing-mode="lr-tb"/>
    </style:style>
    <style:style style:name="gr97" style:family="graphic" style:parent-style-name="standard" style:list-style-name="L1">
      <style:graphic-properties svg:stroke-color="#333333" draw:fill-color="#ff8000" draw:opacity="80%" draw:textarea-horizontal-align="justify" draw:textarea-vertical-align="middle" draw:auto-grow-height="false" fo:min-height="0.451cm" fo:min-width="0.337cm"/>
      <style:paragraph-properties style:writing-mode="lr-tb"/>
    </style:style>
    <style:style style:name="gr98" style:family="graphic" style:parent-style-name="standard" style:list-style-name="L1">
      <style:graphic-properties svg:stroke-color="#333333" draw:fill-color="#81d41a" draw:opacity="50%" draw:textarea-horizontal-align="justify" draw:textarea-vertical-align="middle" draw:auto-grow-height="false" fo:min-height="0.452cm" fo:min-width="0.338cm"/>
      <style:paragraph-properties style:writing-mode="lr-tb"/>
    </style:style>
    <style:style style:name="gr99" style:family="graphic" style:parent-style-name="standard" style:list-style-name="L1">
      <style:graphic-properties svg:stroke-color="#333333" draw:fill-color="#81d41a" draw:opacity="100%" draw:textarea-horizontal-align="justify" draw:textarea-vertical-align="middle" draw:auto-grow-height="false" fo:min-height="0.451cm" fo:min-width="0.337cm"/>
      <style:paragraph-properties style:writing-mode="lr-tb"/>
    </style:style>
    <style:style style:name="gr100" style:family="graphic" style:parent-style-name="standard" style:list-style-name="L1">
      <style:graphic-properties svg:stroke-color="#333333" draw:fill-color="#ff8000" draw:opacity="50%" draw:textarea-horizontal-align="justify" draw:textarea-vertical-align="middle" draw:auto-grow-height="false" fo:min-height="0.451cm" fo:min-width="0.339cm"/>
      <style:paragraph-properties style:writing-mode="lr-tb"/>
    </style:style>
    <style:style style:name="gr101" style:family="graphic" style:parent-style-name="standard" style:list-style-name="L1">
      <style:graphic-properties svg:stroke-color="#333333" draw:fill-color="#ff8000" draw:opacity="75%" draw:textarea-horizontal-align="justify" draw:textarea-vertical-align="middle" draw:auto-grow-height="false" fo:min-height="0.451cm" fo:min-width="0.339cm"/>
      <style:paragraph-properties style:writing-mode="lr-tb"/>
    </style:style>
    <style:style style:name="gr102" style:family="graphic" style:parent-style-name="standard" style:list-style-name="L1">
      <style:graphic-properties svg:stroke-color="#333333" draw:fill-color="#ff8000" draw:opacity="65%" draw:textarea-horizontal-align="justify" draw:textarea-vertical-align="middle" draw:auto-grow-height="false" fo:min-height="0.451cm" fo:min-width="0.339cm"/>
      <style:paragraph-properties style:writing-mode="lr-tb"/>
    </style:style>
    <style:style style:name="gr103" style:family="graphic" style:parent-style-name="standard" style:list-style-name="L1">
      <style:graphic-properties svg:stroke-color="#333333" draw:fill-color="#ff8000" draw:opacity="95%" draw:textarea-horizontal-align="justify" draw:textarea-vertical-align="middle" draw:auto-grow-height="false" fo:min-height="0.451cm" fo:min-width="0.338cm"/>
      <style:paragraph-properties style:writing-mode="lr-tb"/>
    </style:style>
    <style:style style:name="gr104" style:family="graphic" style:parent-style-name="standard" style:list-style-name="L1">
      <style:graphic-properties svg:stroke-color="#333333" draw:fill-color="#ff8000" draw:opacity="100%" draw:textarea-horizontal-align="justify" draw:textarea-vertical-align="middle" draw:auto-grow-height="false" fo:min-height="0.451cm" fo:min-width="0.338cm"/>
      <style:paragraph-properties style:writing-mode="lr-tb"/>
    </style:style>
    <style:style style:name="gr105" style:family="graphic" style:parent-style-name="standard" style:list-style-name="L1">
      <style:graphic-properties svg:stroke-color="#333333" draw:fill-color="#ff8000" draw:opacity="80%" draw:textarea-horizontal-align="justify" draw:textarea-vertical-align="middle" draw:auto-grow-height="false" fo:min-height="0.451cm" fo:min-width="0.338cm"/>
      <style:paragraph-properties style:writing-mode="lr-tb"/>
    </style:style>
    <style:style style:name="gr106" style:family="graphic" style:parent-style-name="standard" style:list-style-name="L1">
      <style:graphic-properties svg:stroke-color="#333333" draw:fill-color="#81d41a" draw:opacity="50%" draw:textarea-horizontal-align="justify" draw:textarea-vertical-align="middle" draw:auto-grow-height="false" fo:min-height="0.451cm" fo:min-width="0.339cm"/>
      <style:paragraph-properties style:writing-mode="lr-tb"/>
    </style:style>
    <style:style style:name="gr107" style:family="graphic" style:parent-style-name="standard" style:list-style-name="L1">
      <style:graphic-properties svg:stroke-color="#333333" draw:fill-color="#81d41a" draw:opacity="100%" draw:textarea-horizontal-align="justify" draw:textarea-vertical-align="middle" draw:auto-grow-height="false" fo:min-height="0.451cm" fo:min-width="0.338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333333" draw:fill="none" draw:fill-color="#ffffff" draw:textarea-horizontal-align="justify" draw:textarea-vertical-align="top" draw:auto-grow-height="false" fo:min-height="0.5cm" fo:min-width="0.283cm"/>
      <style:paragraph-properties style:writing-mode="lr-tb"/>
    </style:style>
    <style:style style:name="gr109" style:family="graphic" style:parent-style-name="standard" style:list-style-name="L1">
      <style:graphic-properties svg:stroke-color="#333333" draw:fill-color="#ff8000" draw:opacity="75%" draw:textarea-horizontal-align="justify" draw:textarea-vertical-align="middle" draw:auto-grow-height="false" fo:min-height="0.451cm" fo:min-width="0.338cm"/>
      <style:paragraph-properties style:writing-mode="lr-tb"/>
    </style:style>
    <style:style style:name="gr110" style:family="graphic" style:parent-style-name="standard" style:list-style-name="L1">
      <style:graphic-properties svg:stroke-color="#333333" draw:fill-color="#ff8000" draw:opacity="55%" draw:textarea-horizontal-align="justify" draw:textarea-vertical-align="middle" draw:auto-grow-height="false" fo:min-height="0.451cm" fo:min-width="0.338cm"/>
      <style:paragraph-properties style:writing-mode="lr-tb"/>
    </style:style>
    <style:style style:name="gr111" style:family="graphic" style:parent-style-name="standard" style:list-style-name="L1">
      <style:graphic-properties svg:stroke-color="#333333" draw:fill-color="#ff8000" draw:opacity="50%" draw:textarea-horizontal-align="justify" draw:textarea-vertical-align="middle" draw:auto-grow-height="false" fo:min-height="0.452cm" fo:min-width="0.338cm"/>
      <style:paragraph-properties style:writing-mode="lr-tb"/>
    </style:style>
    <style:style style:name="gr112" style:family="graphic" style:parent-style-name="standard" style:list-style-name="L1">
      <style:graphic-properties svg:stroke-color="#333333" draw:fill-color="#ff8000" draw:opacity="50%" draw:textarea-horizontal-align="justify" draw:textarea-vertical-align="middle" draw:auto-grow-height="false" fo:min-height="0.451cm" fo:min-width="0.338cm"/>
      <style:paragraph-properties style:writing-mode="lr-tb"/>
    </style:style>
    <style:style style:name="gr113" style:family="graphic" style:parent-style-name="standard" style:list-style-name="L1">
      <style:graphic-properties svg:stroke-color="#333333" draw:fill-color="#ff8000" draw:opacity="75%" draw:textarea-horizontal-align="justify" draw:textarea-vertical-align="middle" draw:auto-grow-height="false" fo:min-height="0.451cm" fo:min-width="0.338cm"/>
      <style:paragraph-properties style:writing-mode="lr-tb"/>
    </style:style>
    <style:style style:name="gr114" style:family="graphic" style:parent-style-name="standard" style:list-style-name="L1">
      <style:graphic-properties svg:stroke-color="#333333" draw:fill-color="#ff8000" draw:opacity="65%" draw:textarea-horizontal-align="justify" draw:textarea-vertical-align="middle" draw:auto-grow-height="false" fo:min-height="0.452cm" fo:min-width="0.338cm"/>
      <style:paragraph-properties style:writing-mode="lr-tb"/>
    </style:style>
    <style:style style:name="gr115" style:family="graphic" style:parent-style-name="standard" style:list-style-name="L1">
      <style:graphic-properties svg:stroke-color="#333333" draw:fill-color="#81d41a" draw:opacity="50%" draw:textarea-horizontal-align="justify" draw:textarea-vertical-align="middle" draw:auto-grow-height="false" fo:min-height="0.451cm" fo:min-width="0.338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117" style:family="graphic" style:parent-style-name="objectwithoutfill">
      <style:graphic-properties svg:stroke-width="0.212cm" svg:stroke-color="#333333" draw:marker-start-width="0.518cm" draw:marker-end="Puntas_20_de_20_flecha_20_2" draw:marker-end-width="0.618cm" svg:stroke-opacity="40%" draw:fill="none" draw:textarea-vertical-align="middle" fo:padding-top="0.231cm" fo:padding-bottom="0.231cm" fo:padding-left="0.356cm" fo:padding-right="0.356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fo:min-height="0.697cm"/>
      <style:paragraph-properties style:writing-mode="lr-tb"/>
    </style:style>
    <style:style style:name="gr119" style:family="graphic" style:parent-style-name="objectwithoutfill">
      <style:graphic-properties draw:fill="none" draw:textarea-vertical-align="middle"/>
    </style:style>
    <style:style style:name="gr120" style:family="graphic" style:parent-style-name="standard" style:list-style-name="L1">
      <style:graphic-properties svg:stroke-color="#333333" draw:fill-color="#ff8000" draw:opacity="75%" draw:textarea-horizontal-align="justify" draw:textarea-vertical-align="middle" draw:auto-grow-height="false" fo:min-height="0.452cm" fo:min-width="0.339cm"/>
      <style:paragraph-properties style:writing-mode="lr-tb"/>
    </style:style>
    <style:style style:name="gr121" style:family="graphic" style:parent-style-name="standard" style:list-style-name="L1">
      <style:graphic-properties svg:stroke-color="#333333" draw:fill-color="#ff8000" draw:opacity="55%" draw:textarea-horizontal-align="justify" draw:textarea-vertical-align="middle" draw:auto-grow-height="false" fo:min-height="0.452cm" fo:min-width="0.339cm"/>
      <style:paragraph-properties style:writing-mode="lr-tb"/>
    </style:style>
    <style:style style:name="gr122" style:family="graphic" style:parent-style-name="standard" style:list-style-name="L1">
      <style:graphic-properties svg:stroke-color="#333333" draw:fill-color="#ff8000" draw:opacity="50%" draw:textarea-horizontal-align="justify" draw:textarea-vertical-align="middle" draw:auto-grow-height="false" fo:min-height="0.452cm" fo:min-width="0.338cm"/>
      <style:paragraph-properties style:writing-mode="lr-tb"/>
    </style:style>
    <style:style style:name="gr123" style:family="graphic" style:parent-style-name="standard" style:list-style-name="L1">
      <style:graphic-properties svg:stroke-color="#333333" draw:fill-color="#ff8000" draw:opacity="50%" draw:textarea-horizontal-align="justify" draw:textarea-vertical-align="middle" draw:auto-grow-height="false" fo:min-height="0.452cm" fo:min-width="0.338cm"/>
      <style:paragraph-properties style:writing-mode="lr-tb"/>
    </style:style>
    <style:style style:name="gr124" style:family="graphic" style:parent-style-name="standard" style:list-style-name="L1">
      <style:graphic-properties svg:stroke-color="#333333" draw:fill-color="#ff8000" draw:opacity="75%" draw:textarea-horizontal-align="justify" draw:textarea-vertical-align="middle" draw:auto-grow-height="false" fo:min-height="0.452cm" fo:min-width="0.338cm"/>
      <style:paragraph-properties style:writing-mode="lr-tb"/>
    </style:style>
    <style:style style:name="gr125" style:family="graphic" style:parent-style-name="standard" style:list-style-name="L1">
      <style:graphic-properties svg:stroke-color="#333333" draw:fill-color="#ff8000" draw:opacity="65%" draw:textarea-horizontal-align="justify" draw:textarea-vertical-align="middle" draw:auto-grow-height="false" fo:min-height="0.451cm" fo:min-width="0.337cm"/>
      <style:paragraph-properties style:writing-mode="lr-tb"/>
    </style:style>
    <style:style style:name="gr126" style:family="graphic" style:parent-style-name="standard" style:list-style-name="L1">
      <style:graphic-properties svg:stroke-color="#333333" draw:fill-color="#ff8000" draw:opacity="95%" draw:textarea-horizontal-align="justify" draw:textarea-vertical-align="middle" draw:auto-grow-height="false" fo:min-height="0.451cm" fo:min-width="0.337cm"/>
      <style:paragraph-properties style:writing-mode="lr-tb"/>
    </style:style>
    <style:style style:name="gr127" style:family="graphic" style:parent-style-name="standard" style:list-style-name="L1">
      <style:graphic-properties svg:stroke-color="#333333" draw:fill-color="#ff8000" draw:opacity="100%" draw:textarea-horizontal-align="justify" draw:textarea-vertical-align="middle" draw:auto-grow-height="false" fo:min-height="0.451cm" fo:min-width="0.337cm"/>
      <style:paragraph-properties style:writing-mode="lr-tb"/>
    </style:style>
    <style:style style:name="gr128" style:family="graphic" style:parent-style-name="standard" style:list-style-name="L1">
      <style:graphic-properties svg:stroke-color="#333333" draw:fill-color="#ff8000" draw:opacity="80%" draw:textarea-horizontal-align="justify" draw:textarea-vertical-align="middle" draw:auto-grow-height="false" fo:min-height="0.451cm" fo:min-width="0.337cm"/>
      <style:paragraph-properties style:writing-mode="lr-tb"/>
    </style:style>
    <style:style style:name="gr129" style:family="graphic" style:parent-style-name="standard" style:list-style-name="L1">
      <style:graphic-properties svg:stroke-color="#333333" draw:fill-color="#81d41a" draw:opacity="50%" draw:textarea-horizontal-align="justify" draw:textarea-vertical-align="middle" draw:auto-grow-height="false" fo:min-height="0.452cm" fo:min-width="0.338cm"/>
      <style:paragraph-properties style:writing-mode="lr-tb"/>
    </style:style>
    <style:style style:name="gr130" style:family="graphic" style:parent-style-name="standard" style:list-style-name="L1">
      <style:graphic-properties svg:stroke-color="#333333" draw:fill-color="#81d41a" draw:opacity="100%" draw:textarea-horizontal-align="justify" draw:textarea-vertical-align="middle" draw:auto-grow-height="false" fo:min-height="0.451cm" fo:min-width="0.337cm"/>
      <style:paragraph-properties style:writing-mode="lr-tb"/>
    </style:style>
    <style:style style:name="gr131" style:family="graphic" style:parent-style-name="standard">
      <style:graphic-properties draw:stroke="none" draw:stroke-dash="Long_20_Dot" svg:stroke-color="#333333" svg:stroke-linecap="butt" draw:fill="none" draw:fill-color="#ffffff" draw:opacity="70%" draw:textarea-horizontal-align="justify" draw:textarea-vertical-align="top" draw:auto-grow-height="false" fo:min-height="0.5cm" fo:min-width="0.284cm"/>
      <style:paragraph-properties style:writing-mode="lr-tb"/>
    </style:style>
    <style:style style:name="gr132" style:family="graphic" style:parent-style-name="standard" style:list-style-name="L1">
      <style:graphic-properties draw:stroke="solid" draw:stroke-dash="Long_20_Dot" svg:stroke-color="#333333" svg:stroke-linecap="butt" draw:fill-color="#ff8000" draw:opacity="70%" draw:textarea-horizontal-align="justify" draw:textarea-vertical-align="middle" draw:auto-grow-height="false" fo:min-height="0.451cm" fo:min-width="0.338cm"/>
      <style:paragraph-properties style:writing-mode="lr-tb"/>
    </style:style>
    <style:style style:name="gr133" style:family="graphic" style:parent-style-name="standard" style:list-style-name="L1">
      <style:graphic-properties draw:stroke="solid" draw:stroke-dash="Long_20_Dot" svg:stroke-color="#333333" svg:stroke-linecap="butt" draw:fill-color="#ff8000" draw:opacity="70%" draw:textarea-horizontal-align="justify" draw:textarea-vertical-align="middle" draw:auto-grow-height="false" fo:min-height="0.451cm" fo:min-width="0.338cm"/>
      <style:paragraph-properties style:writing-mode="lr-tb"/>
    </style:style>
    <style:style style:name="gr134" style:family="graphic" style:parent-style-name="standard" style:list-style-name="L1">
      <style:graphic-properties draw:stroke="dash" draw:stroke-dash="Long_20_Dot" svg:stroke-color="#333333" svg:stroke-linecap="butt" draw:fill-color="#ff8000" draw:opacity="0%" draw:textarea-horizontal-align="justify" draw:textarea-vertical-align="middle" draw:auto-grow-height="false" fo:min-height="0.451cm" fo:min-width="0.338cm"/>
      <style:paragraph-properties style:writing-mode="lr-tb"/>
    </style:style>
    <style:style style:name="gr135" style:family="graphic" style:parent-style-name="standard" style:list-style-name="L1">
      <style:graphic-properties svg:stroke-color="#333333" draw:fill-color="#ff8000" draw:opacity="50%" draw:textarea-horizontal-align="justify" draw:textarea-vertical-align="middle" draw:auto-grow-height="false" fo:min-height="0.451cm" fo:min-width="0.339cm"/>
      <style:paragraph-properties style:writing-mode="lr-tb"/>
    </style:style>
    <style:style style:name="gr136" style:family="graphic" style:parent-style-name="standard" style:list-style-name="L1">
      <style:graphic-properties svg:stroke-color="#333333" draw:fill-color="#ff8000" draw:opacity="75%" draw:textarea-horizontal-align="justify" draw:textarea-vertical-align="middle" draw:auto-grow-height="false" fo:min-height="0.451cm" fo:min-width="0.339cm"/>
      <style:paragraph-properties style:writing-mode="lr-tb"/>
    </style:style>
    <style:style style:name="gr137" style:family="graphic" style:parent-style-name="standard" style:list-style-name="L1">
      <style:graphic-properties draw:stroke="dash" draw:stroke-dash="Long_20_Dot" svg:stroke-color="#333333" svg:stroke-linecap="butt" draw:fill-color="#ff8000" draw:opacity="0%" draw:textarea-horizontal-align="justify" draw:textarea-vertical-align="middle" draw:auto-grow-height="false" fo:min-height="0.451cm" fo:min-width="0.339cm"/>
      <style:paragraph-properties style:writing-mode="lr-tb"/>
    </style:style>
    <style:style style:name="gr138" style:family="graphic" style:parent-style-name="standard" style:list-style-name="L1">
      <style:graphic-properties svg:stroke-color="#333333" draw:fill-color="#ff8000" draw:opacity="95%" draw:textarea-horizontal-align="justify" draw:textarea-vertical-align="middle" draw:auto-grow-height="false" fo:min-height="0.451cm" fo:min-width="0.338cm"/>
      <style:paragraph-properties style:writing-mode="lr-tb"/>
    </style:style>
    <style:style style:name="gr139" style:family="graphic" style:parent-style-name="standard" style:list-style-name="L1">
      <style:graphic-properties svg:stroke-color="#333333" draw:fill-color="#ff8000" draw:opacity="100%" draw:textarea-horizontal-align="justify" draw:textarea-vertical-align="middle" draw:auto-grow-height="false" fo:min-height="0.451cm" fo:min-width="0.338cm"/>
      <style:paragraph-properties style:writing-mode="lr-tb"/>
    </style:style>
    <style:style style:name="gr140" style:family="graphic" style:parent-style-name="standard" style:list-style-name="L1">
      <style:graphic-properties draw:stroke="dash" draw:stroke-dash="Long_20_Dot" svg:stroke-color="#333333" svg:stroke-linecap="butt" draw:fill-color="#ff8000" draw:opacity="0%" draw:textarea-horizontal-align="justify" draw:textarea-vertical-align="middle" draw:auto-grow-height="false" fo:min-height="0.451cm" fo:min-width="0.338cm"/>
      <style:paragraph-properties style:writing-mode="lr-tb"/>
    </style:style>
    <style:style style:name="gr141" style:family="graphic" style:parent-style-name="standard">
      <style:graphic-properties draw:stroke="solid" draw:stroke-dash="Long_20_Dot" svg:stroke-color="#333333" svg:stroke-linecap="butt" draw:fill-color="#81d41a" draw:opacity="40%" draw:textarea-horizontal-align="justify" draw:textarea-vertical-align="middle" draw:auto-grow-height="false" fo:min-height="0.451cm" fo:min-width="0.338cm"/>
      <style:paragraph-properties style:writing-mode="lr-tb"/>
    </style:style>
    <style:style style:name="gr142" style:family="graphic" style:parent-style-name="standard" style:list-style-name="L1">
      <style:graphic-properties svg:stroke-color="#333333" draw:fill-color="#81d41a" draw:opacity="50%" draw:textarea-horizontal-align="justify" draw:textarea-vertical-align="middle" draw:auto-grow-height="false" fo:min-height="0.451cm" fo:min-width="0.339cm"/>
      <style:paragraph-properties style:writing-mode="lr-tb"/>
    </style:style>
    <style:style style:name="gr143" style:family="graphic" style:parent-style-name="standard" style:list-style-name="L1">
      <style:graphic-properties svg:stroke-color="#333333" draw:fill-color="#81d41a" draw:opacity="100%" draw:textarea-horizontal-align="justify" draw:textarea-vertical-align="middle" draw:auto-grow-height="false" fo:min-height="0.451cm" fo:min-width="0.338cm"/>
      <style:paragraph-properties style:writing-mode="lr-tb"/>
    </style:style>
    <style:style style:name="gr144" style:family="graphic" style:parent-style-name="standard">
      <style:graphic-properties draw:stroke="none" draw:stroke-dash="Long_20_Dot" svg:stroke-color="#333333" svg:stroke-linecap="butt" draw:fill="none" draw:fill-color="#ffffff" draw:opacity="25%" draw:textarea-horizontal-align="justify" draw:textarea-vertical-align="top" draw:auto-grow-height="false" fo:min-height="0.5cm" fo:min-width="0.284cm"/>
      <style:paragraph-properties style:writing-mode="lr-tb"/>
    </style:style>
    <style:style style:name="gr145" style:family="graphic" style:parent-style-name="standard" style:list-style-name="L1">
      <style:graphic-properties draw:stroke="none" svg:stroke-color="#333333" draw:fill="none" draw:fill-color="#ffffff" draw:textarea-horizontal-align="justify" draw:textarea-vertical-align="top" draw:auto-grow-height="false" fo:min-height="0.5cm" fo:min-width="0.283cm"/>
      <style:paragraph-properties style:writing-mode="lr-tb"/>
    </style:style>
    <style:style style:name="gr146" style:family="graphic" style:parent-style-name="standard" style:list-style-name="L1">
      <style:graphic-properties svg:stroke-color="#333333" draw:fill-color="#ff8000" draw:opacity="75%" draw:textarea-horizontal-align="justify" draw:textarea-vertical-align="middle" draw:auto-grow-height="false" fo:min-height="0.451cm" fo:min-width="0.338cm"/>
      <style:paragraph-properties style:writing-mode="lr-tb"/>
    </style:style>
    <style:style style:name="gr147" style:family="graphic" style:parent-style-name="standard" style:list-style-name="L1">
      <style:graphic-properties draw:stroke="dash" draw:stroke-dash="Long_20_Dot" svg:stroke-color="#333333" svg:stroke-linecap="butt" draw:fill-color="#ff8000" draw:opacity="0%" draw:textarea-horizontal-align="justify" draw:textarea-vertical-align="middle" draw:auto-grow-height="false" fo:min-height="0.451cm" fo:min-width="0.338cm"/>
      <style:paragraph-properties style:writing-mode="lr-tb"/>
    </style:style>
    <style:style style:name="gr148" style:family="graphic" style:parent-style-name="standard" style:list-style-name="L1">
      <style:graphic-properties svg:stroke-color="#333333" draw:fill-color="#ff8000" draw:opacity="50%" draw:textarea-horizontal-align="justify" draw:textarea-vertical-align="middle" draw:auto-grow-height="false" fo:min-height="0.452cm" fo:min-width="0.338cm"/>
      <style:paragraph-properties style:writing-mode="lr-tb"/>
    </style:style>
    <style:style style:name="gr149" style:family="graphic" style:parent-style-name="standard" style:list-style-name="L1">
      <style:graphic-properties svg:stroke-color="#333333" draw:fill-color="#ff8000" draw:opacity="50%" draw:textarea-horizontal-align="justify" draw:textarea-vertical-align="middle" draw:auto-grow-height="false" fo:min-height="0.451cm" fo:min-width="0.338cm"/>
      <style:paragraph-properties style:writing-mode="lr-tb"/>
    </style:style>
    <style:style style:name="gr150" style:family="graphic" style:parent-style-name="standard" style:list-style-name="L1">
      <style:graphic-properties draw:stroke="dash" draw:stroke-dash="Long_20_Dot" svg:stroke-color="#333333" svg:stroke-linecap="butt" draw:fill-color="#ff8000" draw:opacity="0%" draw:textarea-horizontal-align="justify" draw:textarea-vertical-align="middle" draw:auto-grow-height="false" fo:min-height="0.451cm" fo:min-width="0.338cm"/>
      <style:paragraph-properties style:writing-mode="lr-tb"/>
    </style:style>
    <style:style style:name="gr151" style:family="graphic" style:parent-style-name="standard" style:list-style-name="L1">
      <style:graphic-properties svg:stroke-color="#333333" draw:fill-color="#ff8000" draw:opacity="65%" draw:textarea-horizontal-align="justify" draw:textarea-vertical-align="middle" draw:auto-grow-height="false" fo:min-height="0.452cm" fo:min-width="0.338cm"/>
      <style:paragraph-properties style:writing-mode="lr-tb"/>
    </style:style>
    <style:style style:name="gr152" style:family="graphic" style:parent-style-name="standard" style:list-style-name="L1">
      <style:graphic-properties draw:stroke="solid" draw:stroke-dash="Long_20_Dot" svg:stroke-color="#333333" svg:stroke-linecap="butt" draw:fill-color="#ff8000" draw:opacity="25%" draw:textarea-horizontal-align="justify" draw:textarea-vertical-align="middle" draw:auto-grow-height="false" fo:min-height="0.451cm" fo:min-width="0.338cm"/>
      <style:paragraph-properties style:writing-mode="lr-tb"/>
    </style:style>
    <style:style style:name="gr153" style:family="graphic" style:parent-style-name="standard" style:list-style-name="L1">
      <style:graphic-properties draw:stroke="dash" draw:stroke-dash="Long_20_Dot" svg:stroke-color="#333333" svg:stroke-linecap="butt" draw:fill-color="#ff8000" draw:opacity="0%" draw:textarea-horizontal-align="justify" draw:textarea-vertical-align="middle" draw:auto-grow-height="false" fo:min-height="0.451cm" fo:min-width="0.338cm"/>
      <style:paragraph-properties style:writing-mode="lr-tb"/>
    </style:style>
    <style:style style:name="gr154" style:family="graphic" style:parent-style-name="standard" style:list-style-name="L1">
      <style:graphic-properties draw:stroke="solid" draw:stroke-dash="Long_20_Dot" svg:stroke-color="#333333" svg:stroke-linecap="butt" draw:fill-color="#ff8000" draw:opacity="65%" draw:textarea-horizontal-align="justify" draw:textarea-vertical-align="middle" draw:auto-grow-height="false" fo:min-height="0.451cm" fo:min-width="0.338cm"/>
      <style:paragraph-properties style:writing-mode="lr-tb"/>
    </style:style>
    <style:style style:name="gr155" style:family="graphic" style:parent-style-name="standard">
      <style:graphic-properties svg:stroke-color="#333333" draw:fill-color="#81d41a" draw:opacity="70%" draw:textarea-horizontal-align="justify" draw:textarea-vertical-align="middle" draw:auto-grow-height="false" fo:min-height="0.451cm" fo:min-width="0.338cm"/>
      <style:paragraph-properties style:writing-mode="lr-tb"/>
    </style:style>
    <style:style style:name="gr156" style:family="graphic" style:parent-style-name="standard" style:list-style-name="L1">
      <style:graphic-properties svg:stroke-color="#333333" draw:fill-color="#81d41a" draw:opacity="50%" draw:textarea-horizontal-align="justify" draw:textarea-vertical-align="middle" draw:auto-grow-height="false" fo:min-height="0.451cm" fo:min-width="0.338cm"/>
      <style:paragraph-properties style:writing-mode="lr-tb"/>
    </style:style>
    <style:style style:name="gr157" style:family="graphic" style:parent-style-name="standard" style:list-style-name="L1">
      <style:graphic-properties draw:stroke="solid" draw:stroke-dash="Long_20_Dot" svg:stroke-color="#333333" svg:stroke-linecap="butt" draw:fill-color="#81d41a" draw:opacity="25%" draw:textarea-horizontal-align="justify" draw:textarea-vertical-align="middle" draw:auto-grow-height="false" fo:min-height="0.451cm" fo:min-width="0.338cm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fo:min-height="4.25cm"/>
      <style:paragraph-properties style:writing-mode="lr-tb"/>
    </style:style>
    <style:style style:name="P1" style:family="paragraph">
      <style:paragraph-properties fo:margin-left="0cm" fo:margin-right="0cm" fo:text-align="center" fo:text-indent="0cm" style:writing-mode="lr-tb"/>
      <style:text-properties fo:color="#000000" loext:opacity="100%" fo:font-size="9pt" fo:font-weight="normal" style:font-size-asian="36pt" style:font-size-complex="36pt"/>
    </style:style>
    <style:style style:name="P2" style:family="paragraph">
      <loext:graphic-properties draw:fill="solid" draw:fill-color="#ffffff"/>
      <style:paragraph-properties fo:margin-left="0cm" fo:margin-right="0cm" fo:text-align="center" fo:text-indent="0cm" style:writing-mode="lr-tb"/>
      <style:text-properties fo:color="#000000" loext:opacity="100%" fo:font-size="9pt" fo:font-weight="normal" style:font-size-asian="36pt" style:font-size-complex="36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/>
    </style:style>
    <style:style style:name="P4" style:family="paragraph">
      <loext:graphic-properties draw:fill-color="#ff8000" draw:opacity="75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/>
    </style:style>
    <style:style style:name="P5" style:family="paragraph">
      <loext:graphic-properties draw:fill-color="#ff8000" draw:opacity="55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/>
    </style:style>
    <style:style style:name="P6" style:family="paragraph">
      <loext:graphic-properties draw:fill-color="#ff8000" draw:opacity="5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/>
    </style:style>
    <style:style style:name="P7" style:family="paragraph">
      <loext:graphic-properties draw:fill-color="#ff8000" draw:opacity="65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/>
    </style:style>
    <style:style style:name="P8" style:family="paragraph">
      <loext:graphic-properties draw:fill-color="#ff8000" draw:opacity="95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/>
    </style:style>
    <style:style style:name="P9" style:family="paragraph">
      <loext:graphic-properties draw:fill-color="#ff8000" draw:opacity="10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/>
    </style:style>
    <style:style style:name="P10" style:family="paragraph">
      <loext:graphic-properties draw:fill-color="#ff8000" draw:opacity="8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/>
    </style:style>
    <style:style style:name="P11" style:family="paragraph">
      <style:paragraph-properties fo:text-align="center" style:writing-mode="lr-tb"/>
      <style:text-properties fo:color="#333333" loext:opacity="100%" fo:font-size="14pt" fo:font-weight="normal" style:font-size-asian="14pt" style:font-size-complex="14pt"/>
    </style:style>
    <style:style style:name="P12" style:family="paragraph">
      <loext:graphic-properties draw:fill="solid" draw:fill-color="#ffffff"/>
      <style:paragraph-properties fo:text-align="center" style:writing-mode="lr-tb"/>
      <style:text-properties fo:color="#333333" loext:opacity="100%" fo:font-size="14pt" fo:font-weight="normal" style:font-size-asian="14pt" style:font-size-complex="14pt"/>
    </style:style>
    <style:style style:name="P13" style:family="paragraph">
      <loext:graphic-properties draw:fill="none" draw:fill-color="#81d41a"/>
      <style:paragraph-properties fo:margin-left="0cm" fo:margin-right="0cm" fo:text-align="center" fo:text-indent="0cm" style:writing-mode="lr-tb"/>
      <style:text-properties fo:color="#000000" loext:opacity="100%" fo:font-size="9pt" fo:font-weight="normal" style:font-size-asian="36pt" style:font-size-complex="36pt"/>
    </style:style>
    <style:style style:name="P14" style:family="paragraph">
      <style:paragraph-properties fo:text-align="center" style:writing-mode="lr-tb"/>
      <style:text-properties fo:color="#000000" loext:opacity="100%" fo:font-size="9pt" fo:font-weight="normal" style:font-size-asian="9pt" style:font-size-complex="9pt"/>
    </style:style>
    <style:style style:name="P15" style:family="paragraph">
      <loext:graphic-properties draw:fill-color="#81d41a" draw:opacity="30%"/>
      <style:paragraph-properties fo:text-align="center" style:writing-mode="lr-tb"/>
      <style:text-properties fo:color="#000000" loext:opacity="100%" fo:font-size="9pt" fo:font-weight="normal" style:font-size-asian="9pt" style:font-size-complex="9pt"/>
    </style:style>
    <style:style style:name="P16" style:family="paragraph">
      <loext:graphic-properties draw:fill-color="#81d41a" draw:opacity="5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/>
    </style:style>
    <style:style style:name="P17" style:family="paragraph">
      <loext:graphic-properties draw:fill-color="#81d41a" draw:opacity="10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/>
    </style:style>
    <style:style style:name="P18" style:family="paragraph">
      <style:paragraph-properties fo:text-align="center" style:writing-mode="lr-tb"/>
      <style:text-properties fo:color="#333333" loext:opacity="100%" fo:font-size="14pt" fo:font-style="italic" fo:font-weight="normal" style:font-size-asian="14pt" style:font-style-asian="italic" style:font-size-complex="14pt" style:font-style-complex="italic"/>
    </style:style>
    <style:style style:name="P19" style:family="paragraph">
      <loext:graphic-properties draw:fill="solid" draw:fill-color="#ffffff"/>
      <style:paragraph-properties fo:text-align="center" style:writing-mode="lr-tb"/>
      <style:text-properties fo:color="#333333" loext:opacity="100%" fo:font-size="14pt" fo:font-style="italic" fo:font-weight="normal" style:font-size-asian="14pt" style:font-style-asian="italic" style:font-size-complex="14pt" style:font-style-complex="italic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333333" loext:opacity="100%" fo:font-size="14pt" fo:font-weight="normal" style:font-size-asian="14pt" style:font-size-complex="14pt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666666" loext:opacity="100%" style:font-name="Cambria Math"/>
    </style:style>
    <style:style style:name="P23" style:family="paragraph">
      <loext:graphic-properties draw:fill-color="#dddddd" draw:opacity="100%" draw:opacity-name="Transparency_20_26"/>
      <style:paragraph-properties fo:text-align="center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paragraph-properties fo:margin-left="0cm" fo:margin-right="0cm" fo:text-align="center" fo:text-indent="0cm"/>
      <style:text-properties fo:color="#666666" loext:opacity="100%" style:font-name="Cambria Math" fo:font-size="18pt" style:letter-kerning="true" style:font-name-asian="Microsoft YaHei" style:font-size-asian="18pt" style:font-name-complex="Lucida Sans" style:font-size-complex="18pt"/>
    </style:style>
    <style:style style:name="P26" style:family="paragraph">
      <loext:graphic-properties draw:fill="none" draw:fill-color="#ffffff"/>
      <style:paragraph-properties fo:margin-left="0cm" fo:margin-right="0cm" fo:text-align="center" fo:text-indent="0cm"/>
      <style:text-properties fo:color="#666666" loext:opacity="100%" style:font-name="Cambria Math" fo:font-size="18pt" style:letter-kerning="true" style:font-name-asian="Microsoft YaHei" style:font-size-asian="18pt" style:font-name-complex="Lucida Sans" style:font-size-complex="18pt"/>
    </style:style>
    <style:style style:name="P27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000000" loext:opacity="100%" fo:font-size="7pt" fo:font-weight="normal" style:font-size-asian="28pt" style:font-size-complex="28pt"/>
    </style:style>
    <style:style style:name="P28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000000" loext:opacity="100%" fo:font-size="4.90000009536743pt" fo:font-weight="normal" style:font-size-asian="22pt" style:font-size-complex="22pt"/>
    </style:style>
    <style:style style:name="P29" style:family="paragraph">
      <loext:graphic-properties draw:fill-color="#ff8000" draw:opacity="75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6pt" fo:font-weight="normal" style:font-size-asian="14pt" style:font-size-complex="14pt"/>
    </style:style>
    <style:style style:name="P30" style:family="paragraph">
      <loext:graphic-properties draw:fill-color="#ff8000" draw:opacity="55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6pt" fo:font-weight="normal" style:font-size-asian="14pt" style:font-size-complex="14pt"/>
    </style:style>
    <style:style style:name="P31" style:family="paragraph">
      <loext:graphic-properties draw:fill-color="#ff8000" draw:opacity="5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6pt" fo:font-weight="normal" style:font-size-asian="14pt" style:font-size-complex="14pt"/>
    </style:style>
    <style:style style:name="P32" style:family="paragraph">
      <loext:graphic-properties draw:fill-color="#ff8000" draw:opacity="65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6pt" fo:font-weight="normal" style:font-size-asian="14pt" style:font-size-complex="14pt"/>
    </style:style>
    <style:style style:name="P33" style:family="paragraph">
      <loext:graphic-properties draw:fill-color="#ff8000" draw:opacity="95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6pt" fo:font-weight="normal" style:font-size-asian="14pt" style:font-size-complex="14pt"/>
    </style:style>
    <style:style style:name="P34" style:family="paragraph">
      <loext:graphic-properties draw:fill-color="#ff8000" draw:opacity="10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6pt" fo:font-weight="normal" style:font-size-asian="14pt" style:font-size-complex="14pt"/>
    </style:style>
    <style:style style:name="P35" style:family="paragraph">
      <loext:graphic-properties draw:fill-color="#ff8000" draw:opacity="8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6pt" fo:font-weight="normal" style:font-size-asian="14pt" style:font-size-complex="14pt"/>
    </style:style>
    <style:style style:name="P36" style:family="paragraph">
      <loext:graphic-properties draw:fill="none" draw:fill-color="#ffffff"/>
      <style:paragraph-properties fo:text-align="center" style:writing-mode="lr-tb"/>
      <style:text-properties fo:color="#333333" loext:opacity="100%" fo:font-size="11pt" fo:font-weight="normal" style:font-size-asian="11pt" style:font-size-complex="11pt"/>
    </style:style>
    <style:style style:name="P37" style:family="paragraph">
      <loext:graphic-properties draw:fill-color="#81d41a" draw:opacity="30%"/>
      <style:paragraph-properties fo:text-align="center" style:writing-mode="lr-tb"/>
      <style:text-properties fo:color="#000000" loext:opacity="100%" fo:font-size="6pt" fo:font-weight="normal" style:font-size-asian="6pt" style:font-size-complex="6pt"/>
    </style:style>
    <style:style style:name="P38" style:family="paragraph">
      <loext:graphic-properties draw:fill-color="#81d41a" draw:opacity="5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6pt" fo:font-weight="normal" style:font-size-asian="14pt" style:font-size-complex="14pt"/>
    </style:style>
    <style:style style:name="P39" style:family="paragraph">
      <loext:graphic-properties draw:fill-color="#81d41a" draw:opacity="10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6pt" fo:font-weight="normal" style:font-size-asian="14pt" style:font-size-complex="14pt"/>
    </style:style>
    <style:style style:name="P40" style:family="paragraph">
      <loext:graphic-properties draw:fill="none" draw:fill-color="#ffffff"/>
      <style:paragraph-properties fo:text-align="center" style:writing-mode="lr-tb"/>
      <style:text-properties fo:color="#333333" loext:opacity="100%" fo:font-size="11pt" fo:font-style="italic" fo:font-weight="normal" style:font-size-asian="11pt" style:font-style-asian="italic" style:font-size-complex="11pt" style:font-style-complex="italic"/>
    </style:style>
    <style:style style:name="P41" style:family="paragraph">
      <loext:graphic-properties draw:fill-color="#cccccc" draw:opacity="35%"/>
      <style:paragraph-properties fo:text-align="center"/>
      <style:text-properties fo:font-size="14pt" style:font-size-asian="14pt" style:font-size-complex="14pt"/>
    </style:style>
    <style:style style:name="P4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000000" loext:opacity="100%" fo:font-size="3.59999990463257pt" fo:font-weight="normal" style:font-size-asian="16pt" style:font-size-complex="16pt"/>
    </style:style>
    <style:style style:name="P43" style:family="paragraph">
      <loext:graphic-properties draw:fill="none" draw:fill-color="#ffffff" draw:opacity="0%"/>
      <style:paragraph-properties fo:margin-left="0cm" fo:margin-right="0cm" fo:text-align="center" fo:text-indent="0cm" style:writing-mode="lr-tb"/>
      <style:text-properties fo:color="#000000" loext:opacity="100%" fo:font-size="6pt" fo:font-weight="normal" style:font-size-asian="16pt" style:font-size-complex="16pt"/>
    </style:style>
    <style:style style:name="P44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000000" loext:opacity="100%" fo:font-size="6pt" fo:font-weight="normal" style:font-size-asian="16pt" style:font-size-complex="16pt"/>
    </style:style>
    <style:style style:name="P45" style:family="paragraph">
      <loext:graphic-properties draw:fill-color="#ff8000" draw:opacity="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6pt" fo:font-weight="normal" style:font-size-asian="14pt" style:font-size-complex="14pt"/>
    </style:style>
    <style:style style:name="P46" style:family="paragraph">
      <loext:graphic-properties draw:fill-color="#81d41a" draw:opacity="0%"/>
      <style:paragraph-properties fo:text-align="center" style:writing-mode="lr-tb"/>
      <style:text-properties fo:color="#000000" loext:opacity="100%" fo:font-size="6pt" fo:font-weight="normal" style:font-size-asian="6pt" style:font-size-complex="6pt"/>
    </style:style>
    <style:style style:name="P47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000000" loext:opacity="100%" fo:font-size="4.40000009536743pt" fo:font-weight="normal" style:font-size-asian="20pt" style:font-size-complex="20pt"/>
    </style:style>
    <style:style style:name="P48" style:family="paragraph">
      <loext:graphic-properties draw:fill="none" draw:fill-color="#ffffff" draw:opacity="0%"/>
      <style:paragraph-properties fo:margin-left="0cm" fo:margin-right="0cm" fo:text-align="center" fo:text-indent="0cm" style:writing-mode="lr-tb"/>
      <style:text-properties fo:color="#000000" loext:opacity="100%" fo:font-size="4.40000009536743pt" fo:font-weight="normal" style:font-size-asian="20pt" style:font-size-complex="20pt"/>
    </style:style>
    <style:style style:name="P49" style:family="paragraph">
      <style:paragraph-properties fo:margin-left="0cm" fo:margin-right="0cm" fo:text-align="center" fo:text-indent="0cm" style:writing-mode="lr-tb"/>
      <style:text-properties fo:color="#000000" loext:opacity="100%" style:font-name="Liberation Sans" fo:font-size="7pt" fo:font-weight="normal" style:letter-kerning="true" style:font-name-asian="Microsoft YaHei" style:font-size-asian="28pt" style:font-name-complex="Lucida Sans" style:font-size-complex="28pt"/>
    </style:style>
    <style:style style:name="P50" style:family="paragraph">
      <loext:graphic-properties draw:fill-color="#81d41a" draw:opacity="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6pt" fo:font-weight="normal" style:font-size-asian="14pt" style:font-size-complex="14pt"/>
    </style:style>
    <style:style style:name="P51" style:family="paragraph">
      <style:text-properties fo:color="#333333" loext:opacity="100%"/>
    </style:style>
    <style:style style:name="P52" style:family="paragraph">
      <loext:graphic-properties draw:fill="none" draw:fill-color="#ffffff"/>
      <style:text-properties fo:color="#333333" loext:opacity="100%" fo:font-size="14pt" style:font-size-asian="14pt" style:font-size-complex="14pt"/>
    </style:style>
    <style:style style:name="P5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54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000000" loext:opacity="100%" fo:font-size="9pt" fo:font-weight="normal" style:font-size-asian="36pt" style:font-size-complex="36pt"/>
    </style:style>
    <style:style style:name="P55" style:family="paragraph">
      <loext:graphic-properties draw:fill-color="#ff8000" draw:opacity="75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 style:font-size-asian="14pt" style:font-size-complex="14pt"/>
    </style:style>
    <style:style style:name="P56" style:family="paragraph">
      <loext:graphic-properties draw:fill-color="#ff8000" draw:opacity="55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 style:font-size-asian="14pt" style:font-size-complex="14pt"/>
    </style:style>
    <style:style style:name="P57" style:family="paragraph">
      <loext:graphic-properties draw:fill-color="#ff8000" draw:opacity="5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 style:font-size-asian="14pt" style:font-size-complex="14pt"/>
    </style:style>
    <style:style style:name="P58" style:family="paragraph">
      <loext:graphic-properties draw:fill-color="#ff8000" draw:opacity="65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 style:font-size-asian="14pt" style:font-size-complex="14pt"/>
    </style:style>
    <style:style style:name="P59" style:family="paragraph">
      <loext:graphic-properties draw:fill-color="#ff8000" draw:opacity="95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 style:font-size-asian="14pt" style:font-size-complex="14pt"/>
    </style:style>
    <style:style style:name="P60" style:family="paragraph">
      <loext:graphic-properties draw:fill-color="#ff8000" draw:opacity="10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 style:font-size-asian="14pt" style:font-size-complex="14pt"/>
    </style:style>
    <style:style style:name="P61" style:family="paragraph">
      <loext:graphic-properties draw:fill-color="#ff8000" draw:opacity="8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 style:font-size-asian="14pt" style:font-size-complex="14pt"/>
    </style:style>
    <style:style style:name="P62" style:family="paragraph">
      <loext:graphic-properties draw:fill-color="#81d41a" draw:opacity="5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 style:font-size-asian="14pt" style:font-size-complex="14pt"/>
    </style:style>
    <style:style style:name="P63" style:family="paragraph">
      <loext:graphic-properties draw:fill-color="#81d41a" draw:opacity="10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 style:font-size-asian="14pt" style:font-size-complex="14pt"/>
    </style:style>
    <style:style style:name="P64" style:family="paragraph">
      <loext:graphic-properties draw:fill="none" draw:fill-color="#ffffff"/>
      <style:paragraph-properties fo:text-align="center" style:writing-mode="lr-tb"/>
      <style:text-properties fo:color="#333333" loext:opacity="100%" fo:font-size="14pt" fo:font-style="italic" fo:font-weight="normal" style:font-size-asian="14pt" style:font-style-asian="italic" style:font-size-complex="14pt" style:font-style-complex="italic"/>
    </style:style>
    <style:style style:name="P65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000000" loext:opacity="100%" style:font-name="Liberation Sans" fo:font-size="7pt" fo:font-weight="normal" style:letter-kerning="true" style:font-name-asian="Microsoft YaHei" style:font-size-asian="28pt" style:font-name-complex="Lucida Sans" style:font-size-complex="28pt"/>
    </style:style>
    <style:style style:name="P66" style:family="paragraph">
      <style:paragraph-properties fo:text-align="justify"/>
      <style:text-properties fo:color="#333333" loext:opacity="100%"/>
    </style:style>
    <style:style style:name="P67" style:family="paragraph">
      <loext:graphic-properties draw:fill="none" draw:fill-color="#ffffff"/>
      <style:paragraph-properties fo:text-align="justify"/>
      <style:text-properties fo:color="#333333" loext:opacity="100%" fo:font-size="16pt" style:font-size-asian="16pt" style:font-size-complex="16pt"/>
    </style:style>
    <style:style style:name="P68" style:family="paragraph">
      <loext:graphic-properties draw:fill="none" draw:fill-color="#ffffff"/>
      <style:text-properties fo:font-size="14pt" style:font-size-asian="14pt" style:font-size-complex="14pt"/>
    </style:style>
    <style:style style:name="P69" style:family="paragraph">
      <loext:graphic-properties draw:fill="none" draw:fill-color="#ffffff" draw:opacity="70%"/>
      <style:paragraph-properties fo:margin-left="0cm" fo:margin-right="0cm" fo:text-align="center" fo:text-indent="0cm" style:writing-mode="lr-tb"/>
      <style:text-properties fo:color="#000000" loext:opacity="100%" fo:font-size="9pt" fo:font-weight="normal" style:font-size-asian="36pt" style:font-size-complex="36pt"/>
    </style:style>
    <style:style style:name="P70" style:family="paragraph">
      <loext:graphic-properties draw:fill-color="#ff8000" draw:opacity="7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 style:font-size-asian="14pt" style:font-size-complex="14pt"/>
    </style:style>
    <style:style style:name="P71" style:family="paragraph">
      <loext:graphic-properties draw:fill-color="#ff8000" draw:opacity="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 style:font-size-asian="14pt" style:font-size-complex="14pt"/>
    </style:style>
    <style:style style:name="P72" style:family="paragraph">
      <loext:graphic-properties draw:fill-color="#81d41a" draw:opacity="40%"/>
      <style:paragraph-properties fo:text-align="center" style:writing-mode="lr-tb"/>
      <style:text-properties fo:color="#000000" loext:opacity="100%" fo:font-size="9pt" fo:font-weight="normal" style:font-size-asian="9pt" style:font-size-complex="9pt"/>
    </style:style>
    <style:style style:name="P73" style:family="paragraph">
      <loext:graphic-properties draw:fill="none" draw:fill-color="#ffffff" draw:opacity="25%"/>
      <style:paragraph-properties fo:margin-left="0cm" fo:margin-right="0cm" fo:text-align="center" fo:text-indent="0cm" style:writing-mode="lr-tb"/>
      <style:text-properties fo:color="#000000" loext:opacity="100%" fo:font-size="9pt" fo:font-weight="normal" style:font-size-asian="36pt" style:font-size-complex="36pt"/>
    </style:style>
    <style:style style:name="P74" style:family="paragraph">
      <loext:graphic-properties draw:fill-color="#ff8000" draw:opacity="25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 style:font-size-asian="14pt" style:font-size-complex="14pt"/>
    </style:style>
    <style:style style:name="P75" style:family="paragraph">
      <loext:graphic-properties draw:fill-color="#81d41a" draw:opacity="70%"/>
      <style:paragraph-properties fo:text-align="center" style:writing-mode="lr-tb"/>
      <style:text-properties fo:color="#000000" loext:opacity="100%" fo:font-size="9pt" fo:font-weight="normal" style:font-size-asian="9pt" style:font-size-complex="9pt"/>
    </style:style>
    <style:style style:name="P76" style:family="paragraph">
      <loext:graphic-properties draw:fill-color="#81d41a" draw:opacity="25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 style:font-size-asian="14pt" style:font-size-complex="14pt"/>
    </style:style>
    <style:style style:name="T1" style:family="text">
      <style:text-properties fo:color="#000000" loext:opacity="100%" fo:font-size="16pt" fo:font-weight="normal" style:font-size-asian="36pt" style:font-size-complex="36pt"/>
    </style:style>
    <style:style style:name="T2" style:family="text">
      <style:text-properties fo:color="#000000" loext:opacity="100%" fo:font-size="9pt" fo:font-weight="normal" style:font-size-asian="9pt" style:font-size-complex="9pt"/>
    </style:style>
    <style:style style:name="T3" style:family="text">
      <style:text-properties fo:color="#000000" loext:opacity="100%" style:text-position="-8% 58%" fo:font-size="9pt" fo:font-weight="normal" style:font-size-asian="9pt" style:font-size-complex="9pt"/>
    </style:style>
    <style:style style:name="T4" style:family="text">
      <style:text-properties fo:color="#333333" loext:opacity="100%" fo:font-size="14pt" fo:font-weight="normal" style:font-size-asian="14pt" style:font-size-complex="14pt"/>
    </style:style>
    <style:style style:name="T5" style:family="text">
      <style:text-properties fo:color="#333333" loext:opacity="100%" style:text-position="-8% 58%" fo:font-size="14pt" fo:font-weight="normal" style:font-size-asian="14pt" style:font-size-complex="14pt"/>
    </style:style>
    <style:style style:name="T6" style:family="text">
      <style:text-properties fo:color="#333333" loext:opacity="100%" fo:font-size="14pt" fo:font-style="italic" fo:font-weight="normal" style:font-size-asian="14pt" style:font-style-asian="italic" style:font-size-complex="14pt" style:font-style-complex="italic"/>
    </style:style>
    <style:style style:name="T7" style:family="text">
      <style:text-properties fo:color="#333333" loext:opacity="100%" style:text-position="0% 100%" fo:font-size="14pt" fo:font-weight="normal" style:font-size-asian="14pt" style:font-size-complex="14pt"/>
    </style:style>
    <style:style style:name="T8" style:family="text">
      <style:text-properties fo:color="#666666" loext:opacity="100%" style:font-name="Cambria Math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color="#000000" loext:opacity="100%" fo:font-size="11pt" fo:font-weight="normal" style:font-size-asian="22pt" style:font-size-complex="22pt"/>
    </style:style>
    <style:style style:name="T11" style:family="text">
      <style:text-properties fo:color="#000000" loext:opacity="100%" fo:font-size="9pt" fo:font-weight="normal" style:font-size-asian="16pt" style:font-size-complex="16pt"/>
    </style:style>
    <style:style style:name="T12" style:family="text">
      <style:text-properties fo:color="#000000" loext:opacity="100%" fo:font-size="6pt" fo:font-weight="normal" style:font-size-asian="6pt" style:font-size-complex="6pt"/>
    </style:style>
    <style:style style:name="T13" style:family="text">
      <style:text-properties fo:color="#000000" loext:opacity="100%" style:text-position="-8% 58%" fo:font-size="6pt" fo:font-weight="normal" style:font-size-asian="6pt" style:font-size-complex="6pt"/>
    </style:style>
    <style:style style:name="T14" style:family="text">
      <style:text-properties fo:color="#333333" loext:opacity="100%" fo:font-size="11pt" fo:font-weight="normal" style:font-size-asian="11pt" style:font-size-complex="11pt"/>
    </style:style>
    <style:style style:name="T15" style:family="text">
      <style:text-properties fo:color="#333333" loext:opacity="100%" style:text-position="-8% 58%" fo:font-size="11pt" fo:font-weight="normal" style:font-size-asian="11pt" style:font-size-complex="11pt"/>
    </style:style>
    <style:style style:name="T16" style:family="text">
      <style:text-properties fo:color="#333333" loext:opacity="100%" fo:font-size="11pt" fo:font-style="italic" fo:font-weight="normal" style:font-size-asian="11pt" style:font-style-asian="italic" style:font-size-complex="11pt" style:font-style-complex="italic"/>
    </style:style>
    <style:style style:name="T17" style:family="text">
      <style:text-properties fo:color="#000000" loext:opacity="100%" fo:font-size="10.5pt" fo:font-weight="normal" style:font-size-asian="20pt" style:font-size-complex="20pt"/>
    </style:style>
    <style:style style:name="T18" style:family="text">
      <style:text-properties fo:color="#333333" loext:opacity="100%" style:text-position="0% 100%" fo:font-size="11pt" fo:font-weight="normal" style:font-size-asian="11pt" style:font-size-complex="11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16pt" fo:font-weight="bold" style:font-size-asian="16pt" style:font-weight-asian="bold" style:font-size-complex="16pt" style:font-weight-complex="bold"/>
    </style:style>
    <style:style style:name="T23" style:family="text">
      <style:text-properties style:font-name="Liberation Serif" fo:font-size="16pt" style:font-name-asian="Liberation Serif" style:font-size-asian="16pt" style:font-name-complex="Liberation Serif" style:font-size-complex="16pt"/>
    </style:style>
    <style:style style:name="T24" style:family="text">
      <style:text-properties style:text-position="-8% 58%" style:font-name="Liberation Sans" fo:font-size="16pt" style:font-name-asian="Liberation Serif" style:font-size-asian="16pt" style:font-name-complex="Liberation Serif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1cm" svg:height="1cm" svg:x="5.111cm" svg:y="5.3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5.111cm" svg:y="6.3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draw:transform="rotate (2.35619449019234) translate (5.611cm 8.507cm)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draw:transform="rotate (1.5707963267949) translate (4.111cm 8.3cm)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draw:transform="rotate (1.5707963267949) translate (3.111cm 8.3cm)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draw:transform="rotate (1.5707963267949) translate (6.111cm 8.3cm)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5.111cm" svg:y="8.3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3.111cm" svg:y="5.3cm">
          <text:p text:style-name="P3"><text:span text:style-name="T2">C</text:span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cm" svg:height="1cm" svg:x="3.111cm" svg:y="8.3cm">
          <text:p text:style-name="P3"><text:span text:style-name="T2">C</text:span><text:span text:style-name="T3">K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cm" svg:height="1cm" svg:x="3.111cm" svg:y="6.3cm">
          <text:p text:style-name="P3"><text:span text:style-name="T2">C</text:span><text:span text:style-name="T3">2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6.111cm" svg:y="5.3cm">
          <text:p text:style-name="P3"><text:span text:style-name="T2">C</text:span><text:span text:style-name="T3">1L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6.111cm" svg:y="8.3cm">
          <text:p text:style-name="P3"><text:span text:style-name="T2">C</text:span><text:span text:style-name="T3">KL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6.111cm" svg:y="6.3cm">
          <text:p text:style-name="P3"><text:span text:style-name="T2">C</text:span><text:span text:style-name="T3">2L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4.111cm" svg:y="5.3cm">
          <text:p text:style-name="P3"><text:span text:style-name="T2">C</text:span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4.111cm" svg:y="8.3cm">
          <text:p text:style-name="P3"><text:span text:style-name="T2">C</text:span><text:span text:style-name="T3">K2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cm" svg:height="1cm" svg:x="4.111cm" svg:y="6.3cm">
          <text:p text:style-name="P3"><text:span text:style-name="T2">C</text:span><text:span text:style-name="T3">22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5cm" svg:height="1cm" svg:x="1.611cm" svg:y="5.3cm">
          <text:p text:style-name="P11"><text:span text:style-name="T4">pol</text:span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cm" svg:height="1cm" svg:x="5.111cm" svg:y="4.1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cm" svg:height="1cm" svg:x="3.111cm" svg:y="4.1cm">
          <text:p text:style-name="P14"><text:span text:style-name="T2">C</text:span><text:span text:style-name="T3">A1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cm" svg:height="1cm" svg:x="6.111cm" svg:y="4.1cm">
          <text:p text:style-name="P3"><text:span text:style-name="T2">C</text:span><text:span text:style-name="T3">AL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cm" svg:height="1cm" svg:x="4.111cm" svg:y="4.1cm">
          <text:p text:style-name="P3"><text:span text:style-name="T2">C</text:span><text:span text:style-name="T3">A2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1.75cm" svg:height="1cm" svg:x="1.361cm" svg:y="4.1cm">
          <text:p text:style-name="P18"><text:span text:style-name="T6">Amel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5cm" svg:height="1cm" svg:x="1.611cm" svg:y="8.25cm">
          <text:p text:style-name="P11"><text:span text:style-name="T4">pol</text:span><text:span text:style-name="T5">K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5cm" svg:height="1cm" svg:x="1.611cm" svg:y="6.25cm">
          <text:p text:style-name="P11"><text:span text:style-name="T4">pol</text:span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1.499cm" svg:height="0.999cm" svg:x="5.811cm" svg:y="3cm">
          <text:p text:style-name="P11"><text:span text:style-name="T7">flor</text:span><text:span text:style-name="T5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499cm" svg:height="0.999cm" svg:x="2.811cm" svg:y="3cm">
          <text:p text:style-name="P11"><text:span text:style-name="T4">flor</text:span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0" draw:layer="layout" svg:width="1.5cm" svg:height="0.999cm" svg:x="3.911cm" svg:y="3.001cm">
          <text:p text:style-name="P11"><text:span text:style-name="T7">flor</text:span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1" draw:layer="layout" svg:width="6.649cm" svg:height="0.627cm" svg:x="9.198cm" svg:y="4.90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9" draw:text-style-name="P21" draw:layer="layout" svg:width="6.841cm" svg:height="0.627cm" svg:x="9.8cm" svg:y="8.69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9" draw:text-style-name="P21" draw:layer="layout" svg:width="4.611cm" svg:height="0.615cm" svg:x="9.183cm" svg:y="6.38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9" draw:text-style-name="P21" draw:layer="layout" svg:width="7.656cm" svg:height="0.627cm" svg:x="9.36cm" svg:y="12.23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9" draw:text-style-name="P21" draw:layer="layout" svg:width="3.401cm" svg:height="0.627cm" svg:x="9.8cm" svg:y="10.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9" draw:text-style-name="P21" draw:layer="layout" svg:width="3.68cm" svg:height="0.627cm" svg:x="9.88cm" svg:y="9.65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9" draw:text-style-name="P21" draw:layer="layout" svg:width="4.472cm" svg:height="0.929cm" svg:x="9.26cm" svg:y="13.05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9" draw:text-style-name="P21" draw:layer="layout" svg:width="12.862cm" svg:height="0.615cm" svg:x="9.198cm" svg:y="3.80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9" draw:text-style-name="P21" draw:layer="layout" svg:width="8.421cm" svg:height="0.615cm" svg:x="8.26cm" svg:y="15.77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0" draw:text-style-name="P22" draw:layer="layout" svg:width="2.047cm" svg:height="0.886cm" svg:x="23.413cm" svg:y="4.164cm">
          <draw:text-box>
            <text:p text:style-name="P21"><text:span text:style-name="T8">Datos</text:span></text:p>
          </draw:text-box>
        </draw:frame>
        <draw:frame draw:style-name="gr21" draw:text-style-name="P22" draw:layer="layout" svg:width="5.54cm" svg:height="2.156cm" svg:x="21.71cm" svg:y="6.094cm">
          <draw:text-box>
            <text:p text:style-name="P21"><text:span text:style-name="T8">Modelo para la dependencia del conteo de visitas</text:span></text:p>
          </draw:text-box>
        </draw:frame>
        <draw:frame draw:style-name="gr22" draw:text-style-name="P22" draw:layer="layout" svg:width="6.6cm" svg:height="1.136cm" svg:x="21.46cm" svg:y="9.664cm">
          <draw:text-box>
            <text:p text:style-name="P21"><text:span text:style-name="T8">Factores “aleatorios”</text:span></text:p>
          </draw:text-box>
        </draw:frame>
        <draw:frame draw:style-name="gr23" draw:text-style-name="P22" draw:layer="layout" svg:width="7.44cm" svg:height="1.521cm" svg:x="21.06cm" svg:y="12.3cm">
          <draw:text-box>
            <text:p text:style-name="P21"><text:span text:style-name="T8">Proporción de cada especie de polinizador</text:span></text:p>
          </draw:text-box>
        </draw:frame>
        <draw:frame draw:style-name="gr24" draw:text-style-name="P22" draw:layer="layout" svg:width="5cm" svg:height="1cm" svg:x="22.16cm" svg:y="15.55cm">
          <draw:text-box>
            <text:p text:style-name="P21"><text:span text:style-name="T8">Previas últimas</text:span></text:p>
          </draw:text-box>
        </draw:frame>
        <draw:polygon draw:style-name="gr25" draw:text-style-name="P23" draw:layer="layout" svg:width="1.657cm" svg:height="1.749cm" svg:x="21.902cm" svg:y="3.8cm" svg:viewBox="0 0 1658 1750" draw:points="0,0 0,1750 1658,1000 1658,500">
          <text:p/>
        </draw:polygon>
        <draw:polygon draw:style-name="gr25" draw:text-style-name="P23" draw:layer="layout" svg:width="7.736cm" svg:height="1.499cm" svg:x="13.06cm" svg:y="6.3cm" svg:viewBox="0 0 7737 1500" draw:points="0,250 0,750 7737,1500 7737,0">
          <text:p/>
        </draw:polygon>
        <draw:polygon draw:style-name="gr25" draw:text-style-name="P23" draw:layer="layout" svg:width="7.599cm" svg:height="4.411cm" draw:transform="skewX (0.130027029273578) rotate (0.130027029273578) translate (13.75cm 8.8cm)" svg:viewBox="0 0 7600 4412" draw:points="0,0 0,4412 7600,2809 7600,1606">
          <text:p/>
        </draw:polygon>
        <draw:polygon draw:style-name="gr25" draw:text-style-name="P23" draw:layer="layout" svg:width="6.295cm" svg:height="1.749cm" svg:x="14.5cm" svg:y="12.3cm" svg:viewBox="0 0 6296 1750" draw:points="0,0 0,1750 6296,1250 6296,250">
          <text:p/>
        </draw:polygon>
        <draw:polygon draw:style-name="gr25" draw:text-style-name="P23" draw:layer="layout" svg:width="4.973cm" svg:height="0.999cm" svg:x="16.928cm" svg:y="15.55cm" svg:viewBox="0 0 4974 1000" draw:points="0,250 0,750 4974,1000 4974,0">
          <text:p/>
        </draw:polygon>
        <draw:custom-shape draw:style-name="gr26" draw:text-style-name="P24" xml:id="id1" draw:id="id1" draw:layer="layout" svg:width="1.25cm" svg:height="1cm" svg:x="14.75cm" svg:y="4.75cm">
          <text:p/>
          <draw:enhanced-geometry svg:viewBox="0 0 21600 21600" draw:type="rectangle" draw:enhanced-path="M 0 0 L 21600 0 21600 21600 0 21600 0 0 Z N"/>
        </draw:custom-shape>
        <draw:frame draw:style-name="gr27" draw:text-style-name="P26" xml:id="id2" draw:id="id2" draw:layer="layout" svg:width="4.5cm" svg:height="1.171cm" svg:x="16.5cm" svg:y="5cm">
          <draw:text-box>
            <text:p text:style-name="P25"><text:span text:style-name="T9">Parámetro de zeros extra</text:span></text:p>
            <text:p text:style-name="P25"><text:span text:style-name="T9">(por ausencia del polinizador i en el sitio s)</text:span></text:p>
          </draw:text-box>
        </draw:frame>
        <draw:connector draw:style-name="gr28" draw:text-style-name="P24" draw:layer="layout" draw:type="curve" svg:x1="16cm" svg:y1="5.25cm" svg:x2="16.5cm" svg:y2="5.585cm" draw:start-shape="id1" draw:start-glue-point="1" draw:end-shape="id2" draw:end-glue-point="3" svg:d="M16000 5250c376 0 127 335 500 335" svg:viewBox="0 0 501 336">
          <text:p/>
        </draw:connector>
        <draw:custom-shape draw:style-name="gr29" draw:text-style-name="P24" xml:id="id3" draw:id="id3" draw:layer="layout" svg:width="2.5cm" svg:height="1cm" svg:x="14.5cm" svg:y="12cm">
          <text:p/>
          <draw:enhanced-geometry svg:viewBox="0 0 21600 21600" draw:type="rectangle" draw:enhanced-path="M 0 0 L 21600 0 21600 21600 0 21600 0 0 Z N"/>
        </draw:custom-shape>
        <draw:frame draw:style-name="gr30" draw:text-style-name="P26" xml:id="id4" draw:id="id4" draw:layer="layout" svg:width="4.5cm" svg:height="0.781cm" svg:x="17cm" svg:y="11.25cm">
          <draw:text-box>
            <text:p text:style-name="P25"><text:span text:style-name="T9">Para todos los polinizadores salvo Amel</text:span></text:p>
          </draw:text-box>
        </draw:frame>
        <draw:connector draw:style-name="gr28" draw:text-style-name="P24" draw:layer="layout" draw:type="curve" svg:x1="17cm" svg:y1="12.5cm" svg:x2="19.25cm" svg:y2="12.031cm" draw:start-shape="id3" draw:start-glue-point="1" draw:end-shape="id4" draw:end-glue-point="2" svg:d="M17000 12500c1500 0 2250-156 2250-469" svg:viewBox="0 0 2251 470">
          <text:p/>
        </draw:connector>
      </draw:page>
      <draw:page draw:name="page2" draw:style-name="dp1" draw:master-page-name="Predeterminado">
        <draw:custom-shape draw:style-name="gr31" draw:text-style-name="P27" draw:layer="layout" svg:width="0.838cm" svg:height="0.701cm" draw:transform="skewX (-0.461988653002899) rotate (-0.462512251778497) translate (4.062cm 6.486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7" draw:layer="layout" svg:width="0.839cm" svg:height="0.7cm" draw:transform="skewX (-0.463733982254893) rotate (-0.463733982254894) translate (4.062cm 7.269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8" draw:layer="layout" svg:width="0.976cm" svg:height="0.602cm" draw:transform="skewX (0.0778416846389471) rotate (2.14605684825223) translate (4.437cm 9.186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8" draw:layer="layout" svg:width="0.783cm" svg:height="0.749cm" draw:transform="skewX (0.463035850554096) rotate (1.5707963267949) translate (3.313cm 8.462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8" draw:layer="layout" svg:width="0.783cm" svg:height="0.751cm" draw:transform="skewX (0.460941455451702) rotate (1.5707963267949) translate (2.562cm 8.089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8" draw:layer="layout" svg:width="0.783cm" svg:height="0.75cm" draw:transform="skewX (0.461465054227301) rotate (1.5707963267949) translate (4.812cm 9.21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7" draw:layer="layout" svg:width="0.838cm" svg:height="0.701cm" draw:transform="skewX (-0.461988653002899) rotate (-0.462512251778497) translate (4.062cm 8.836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9" draw:layer="layout" svg:width="0.839cm" svg:height="0.702cm" draw:transform="skewX (-0.461290521302101) rotate (-0.460941455451703) translate (2.562cm 5.739cm)">
          <text:p text:style-name="P3"><text:span text:style-name="T12">C</text:span><text:span text:style-name="T13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0" draw:layer="layout" svg:width="0.839cm" svg:height="0.702cm" draw:transform="skewX (-0.461290521302101) rotate (-0.460941455451703) translate (2.562cm 8.089cm)">
          <text:p text:style-name="P3"><text:span text:style-name="T12">C</text:span><text:span text:style-name="T13">K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1" draw:layer="layout" svg:width="0.838cm" svg:height="0.702cm" draw:transform="skewX (-0.460243323750905) rotate (-0.459894257900507) translate (2.562cm 6.523cm)">
          <text:p text:style-name="P3"><text:span text:style-name="T12">C</text:span><text:span text:style-name="T13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1" draw:layer="layout" svg:width="0.838cm" svg:height="0.702cm" draw:transform="skewX (-0.461290521302101) rotate (-0.461465054227301) translate (4.812cm 6.86cm)">
          <text:p text:style-name="P3"><text:span text:style-name="T12">C</text:span><text:span text:style-name="T13">1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9" draw:layer="layout" svg:width="0.838cm" svg:height="0.702cm" draw:transform="skewX (-0.461290521302101) rotate (-0.461465054227301) translate (4.812cm 9.21cm)">
          <text:p text:style-name="P3"><text:span text:style-name="T12">C</text:span><text:span text:style-name="T13">K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2" draw:layer="layout" svg:width="0.837cm" svg:height="0.701cm" draw:transform="skewX (-0.460766922526503) rotate (-0.460417856676104) translate (4.812cm 7.644cm)">
          <text:p text:style-name="P3"><text:span text:style-name="T12">C</text:span><text:span text:style-name="T13">2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3" draw:layer="layout" svg:width="0.837cm" svg:height="0.701cm" draw:transform="skewX (-0.463035850554096) rotate (-0.463035850554095) translate (3.313cm 6.112cm)">
          <text:p text:style-name="P3"><text:span text:style-name="T12">C</text:span><text:span text:style-name="T13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4" draw:layer="layout" svg:width="0.837cm" svg:height="0.701cm" draw:transform="skewX (-0.463035850554096) rotate (-0.463035850554095) translate (3.313cm 8.462cm)">
          <text:p text:style-name="P3"><text:span text:style-name="T12">C</text:span><text:span text:style-name="T13">K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5" draw:layer="layout" svg:width="0.837cm" svg:height="0.701cm" draw:transform="skewX (-0.463035850554096) rotate (-0.463035850554095) translate (3.313cm 6.895cm)">
          <text:p text:style-name="P3"><text:span text:style-name="T12">C</text:span><text:span text:style-name="T13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6" draw:layer="layout" svg:width="1.256cm" svg:height="0.702cm" draw:transform="skewX (-0.462512251778497) rotate (-0.462163185928099) translate (1.438cm 5.179cm)">
          <text:p text:style-name="P11"><text:span text:style-name="T14">pol</text:span><text:span text:style-name="T1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7" draw:layer="layout" svg:width="0.838cm" svg:height="0.701cm" draw:transform="skewX (-0.461988653002899) rotate (-0.462512251778497) translate (4.062cm 5.546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7" draw:layer="layout" svg:width="0.839cm" svg:height="0.702cm" draw:transform="skewX (-0.461290521302101) rotate (-0.460941455451703) translate (2.562cm 4.799cm)">
          <text:p text:style-name="P14"><text:span text:style-name="T12">C</text:span><text:span text:style-name="T13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8" draw:layer="layout" svg:width="0.838cm" svg:height="0.702cm" draw:transform="skewX (-0.461290521302101) rotate (-0.461465054227301) translate (4.812cm 5.92cm)">
          <text:p text:style-name="P3"><text:span text:style-name="T12">C</text:span><text:span text:style-name="T13">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39" draw:layer="layout" svg:width="0.837cm" svg:height="0.701cm" draw:transform="skewX (-0.463035850554096) rotate (-0.463035850554095) translate (3.313cm 5.172cm)">
          <text:p text:style-name="P3"><text:span text:style-name="T12">C</text:span><text:span text:style-name="T13">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40" draw:layer="layout" svg:width="1.466cm" svg:height="0.702cm" draw:transform="skewX (-0.461290521302101) rotate (-0.461814120077699) translate (1.25cm 4.146cm)">
          <text:p text:style-name="P18"><text:span text:style-name="T16">Am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6" draw:layer="layout" svg:width="1.256cm" svg:height="0.702cm" draw:transform="skewX (-0.462512251778497) rotate (-0.462163185928099) translate (1.438cm 7.49cm)">
          <text:p text:style-name="P11"><text:span text:style-name="T14">pol</text:span><text:span text:style-name="T15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6" draw:layer="layout" svg:width="1.256cm" svg:height="0.702cm" draw:transform="skewX (-0.462512251778497) rotate (-0.462163185928099) translate (1.438cm 5.923cm)">
          <text:p text:style-name="P11"><text:span text:style-name="T14">pol</text:span><text:span text:style-name="T1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1" draw:text-style-name="P41" draw:layer="layout" svg:width="8.827cm" svg:height="2.153cm" svg:x="2.558cm" svg:y="3.026cm" svg:viewBox="0 0 8828 2154" draw:points="0,1763 8025,0 8828,392 803,2154">
          <text:p text:style-name="P21"><text:span text:style-name="T19"/></text:p>
        </draw:polygon>
        <draw:custom-shape draw:style-name="gr31" draw:text-style-name="P28" draw:layer="layout" svg:width="0.838cm" svg:height="0.701cm" draw:transform="skewX (-0.464257581030492) rotate (-0.464257581030492) translate (12.088cm 4.69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8" draw:layer="layout" svg:width="0.837cm" svg:height="0.701cm" draw:transform="skewX (-0.463035850554096) rotate (-0.463035850554095) translate (12.088cm 5.474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42" draw:layer="layout" svg:width="0.977cm" svg:height="0.602cm" draw:transform="skewX (0.0762708883121523) rotate (2.14553324947663) translate (12.463cm 7.391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42" draw:layer="layout" svg:width="0.784cm" svg:height="0.75cm" draw:transform="skewX (0.461465054227301) rotate (1.5707963267949) translate (11.338cm 6.667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43" draw:layer="layout" svg:width="0.784cm" svg:height="0.75cm" draw:transform="skewX (0.461465054227301) rotate (1.5707963267949) translate (10.588cm 6.294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44" draw:layer="layout" svg:width="0.784cm" svg:height="0.751cm" draw:transform="skewX (0.460941455451702) rotate (1.5707963267949) translate (12.837cm 7.415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8" draw:layer="layout" svg:width="0.838cm" svg:height="0.701cm" draw:transform="skewX (-0.464257581030492) rotate (-0.464257581030492) translate (12.088cm 7.04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45" draw:layer="layout" svg:width="0.838cm" svg:height="0.701cm" draw:transform="skewX (-0.461988653002899) rotate (-0.461465054227301) translate (10.588cm 3.944cm)">
          <text:p text:style-name="P3"><text:span text:style-name="T12">C</text:span><text:span text:style-name="T13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45" xml:id="id7" draw:id="id7" draw:layer="layout" svg:width="0.838cm" svg:height="0.701cm" draw:transform="skewX (-0.461988653002899) rotate (-0.461465054227301) translate (10.588cm 6.294cm)">
          <text:p text:style-name="P3"><text:span text:style-name="T12">C</text:span><text:span text:style-name="T13">K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45" draw:layer="layout" svg:width="0.838cm" svg:height="0.701cm" draw:transform="skewX (-0.461988653002899) rotate (-0.461465054227301) translate (10.588cm 4.727cm)">
          <text:p text:style-name="P3"><text:span text:style-name="T12">C</text:span><text:span text:style-name="T13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1" draw:layer="layout" svg:width="0.839cm" svg:height="0.701cm" draw:transform="skewX (-0.460766922526503) rotate (-0.460941455451703) translate (12.837cm 5.065cm)">
          <text:p text:style-name="P3"><text:span text:style-name="T12">C</text:span><text:span text:style-name="T13">1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9" draw:layer="layout" svg:width="0.839cm" svg:height="0.701cm" draw:transform="skewX (-0.460766922526503) rotate (-0.460941455451703) translate (12.837cm 7.415cm)">
          <text:p text:style-name="P3"><text:span text:style-name="T12">C</text:span><text:span text:style-name="T13">K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2" draw:layer="layout" svg:width="0.839cm" svg:height="0.701cm" draw:transform="skewX (-0.460766922526503) rotate (-0.460941455451703) translate (12.837cm 5.848cm)">
          <text:p text:style-name="P3"><text:span text:style-name="T12">C</text:span><text:span text:style-name="T13">2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3" draw:layer="layout" svg:width="0.838cm" svg:height="0.701cm" draw:transform="skewX (-0.461988653002899) rotate (-0.461465054227301) translate (11.338cm 4.317cm)">
          <text:p text:style-name="P3"><text:span text:style-name="T12">C</text:span><text:span text:style-name="T13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4" draw:layer="layout" svg:width="0.838cm" svg:height="0.701cm" draw:transform="skewX (-0.461988653002899) rotate (-0.461465054227301) translate (11.338cm 6.667cm)">
          <text:p text:style-name="P3"><text:span text:style-name="T12">C</text:span><text:span text:style-name="T13">K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5" draw:layer="layout" svg:width="0.838cm" svg:height="0.701cm" draw:transform="skewX (-0.461988653002899) rotate (-0.462512251778497) translate (11.338cm 5.1cm)">
          <text:p text:style-name="P3"><text:span text:style-name="T12">C</text:span><text:span text:style-name="T13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8" draw:layer="layout" svg:width="0.838cm" svg:height="0.701cm" draw:transform="skewX (-0.464257581030492) rotate (-0.464257581030492) translate (12.088cm 3.75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46" draw:layer="layout" svg:width="0.838cm" svg:height="0.701cm" draw:transform="skewX (-0.461988653002899) rotate (-0.461465054227301) translate (10.588cm 3.004cm)">
          <text:p text:style-name="P14"><text:span text:style-name="T12">C</text:span><text:span text:style-name="T13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8" draw:layer="layout" svg:width="0.839cm" svg:height="0.701cm" draw:transform="skewX (-0.460766922526503) rotate (-0.460941455451703) translate (12.837cm 4.125cm)">
          <text:p text:style-name="P3"><text:span text:style-name="T12">C</text:span><text:span text:style-name="T13">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39" draw:layer="layout" svg:width="0.838cm" svg:height="0.701cm" draw:transform="skewX (-0.461988653002899) rotate (-0.461465054227301) translate (11.338cm 3.377cm)">
          <text:p text:style-name="P3"><text:span text:style-name="T12">C</text:span><text:span text:style-name="T13">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7" draw:layer="layout" svg:width="0.839cm" svg:height="0.701cm" draw:transform="skewX (-0.464257581030492) rotate (-0.463733982254894) translate (7.975cm 5.597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7" draw:layer="layout" svg:width="0.838cm" svg:height="0.701cm" draw:transform="skewX (-0.461988653002899) rotate (-0.462512251778497) translate (7.975cm 6.381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47" draw:layer="layout" svg:width="0.977cm" svg:height="0.603cm" draw:transform="skewX (0.0760963553869527) rotate (2.14553324947663) translate (8.35cm 8.298cm)">
          <text:p text:style-name="P1"><text:span text:style-name="T17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48" draw:layer="layout" svg:width="0.784cm" svg:height="0.75cm" draw:transform="skewX (0.462512251778497) rotate (1.5707963267949) translate (7.225cm 7.574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7" draw:layer="layout" svg:width="0.783cm" svg:height="0.75cm" draw:transform="skewX (0.461465054227301) rotate (1.5707963267949) translate (6.475cm 7.201cm)">
          <text:p text:style-name="P49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2" draw:layer="layout" svg:width="0.783cm" svg:height="0.75cm" draw:transform="skewX (0.461465054227301) rotate (1.5707963267949) translate (8.725cm 8.322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7" draw:layer="layout" svg:width="0.838cm" svg:height="0.701cm" draw:transform="skewX (-0.461988653002899) rotate (-0.462512251778497) translate (7.975cm 7.948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9" draw:layer="layout" svg:width="0.838cm" svg:height="0.701cm" draw:transform="skewX (-0.461988653002899) rotate (-0.461465054227301) translate (6.475cm 4.851cm)">
          <text:p text:style-name="P3"><text:span text:style-name="T12">C</text:span><text:span text:style-name="T13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0" draw:layer="layout" svg:width="0.838cm" svg:height="0.701cm" draw:transform="skewX (-0.461988653002899) rotate (-0.461465054227301) translate (6.475cm 7.201cm)">
          <text:p text:style-name="P3"><text:span text:style-name="T12">C</text:span><text:span text:style-name="T13">K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1" draw:layer="layout" svg:width="0.838cm" svg:height="0.702cm" draw:transform="skewX (-0.461290521302101) rotate (-0.461465054227301) translate (6.475cm 5.634cm)">
          <text:p text:style-name="P3"><text:span text:style-name="T12">C</text:span><text:span text:style-name="T13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1" draw:layer="layout" svg:width="0.838cm" svg:height="0.701cm" draw:transform="skewX (-0.461988653002899) rotate (-0.461465054227301) translate (8.725cm 5.972cm)">
          <text:p text:style-name="P3"><text:span text:style-name="T12">C</text:span><text:span text:style-name="T13">1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9" draw:layer="layout" svg:width="0.838cm" svg:height="0.701cm" draw:transform="skewX (-0.461988653002899) rotate (-0.461465054227301) translate (8.725cm 8.322cm)">
          <text:p text:style-name="P3"><text:span text:style-name="T12">C</text:span><text:span text:style-name="T13">K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2" draw:layer="layout" svg:width="0.838cm" svg:height="0.702cm" draw:transform="skewX (-0.461290521302101) rotate (-0.461465054227301) translate (8.725cm 6.755cm)">
          <text:p text:style-name="P3"><text:span text:style-name="T12">C</text:span><text:span text:style-name="T13">2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5" draw:layer="layout" svg:width="0.838cm" svg:height="0.701cm" draw:transform="skewX (-0.461988653002899) rotate (-0.461465054227301) translate (7.225cm 5.224cm)">
          <text:p text:style-name="P3"><text:span text:style-name="T12">C</text:span><text:span text:style-name="T13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45" xml:id="id6" draw:id="id6" draw:layer="layout" svg:width="0.838cm" svg:height="0.701cm" draw:transform="skewX (-0.461988653002899) rotate (-0.462512251778497) translate (7.225cm 7.574cm)">
          <text:p text:style-name="P3"><text:span text:style-name="T12">C</text:span><text:span text:style-name="T13">K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45" draw:layer="layout" svg:width="0.838cm" svg:height="0.701cm" draw:transform="skewX (-0.461988653002899) rotate (-0.462512251778497) translate (7.225cm 6.007cm)">
          <text:p text:style-name="P3"><text:span text:style-name="T12">C</text:span><text:span text:style-name="T13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7" draw:layer="layout" svg:width="0.839cm" svg:height="0.701cm" draw:transform="skewX (-0.464257581030492) rotate (-0.463733982254894) translate (7.975cm 4.657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7" draw:layer="layout" svg:width="0.838cm" svg:height="0.701cm" draw:transform="skewX (-0.461988653002899) rotate (-0.461465054227301) translate (6.475cm 3.911cm)">
          <text:p text:style-name="P14"><text:span text:style-name="T12">C</text:span><text:span text:style-name="T13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38" draw:layer="layout" svg:width="0.838cm" svg:height="0.701cm" draw:transform="skewX (-0.461988653002899) rotate (-0.461465054227301) translate (8.725cm 5.032cm)">
          <text:p text:style-name="P3"><text:span text:style-name="T12">C</text:span><text:span text:style-name="T13">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50" draw:layer="layout" svg:width="0.838cm" svg:height="0.701cm" draw:transform="skewX (-0.461988653002899) rotate (-0.461465054227301) translate (7.225cm 4.284cm)">
          <text:p text:style-name="P3"><text:span text:style-name="T12">C</text:span><text:span text:style-name="T13">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1" draw:text-style-name="P41" draw:layer="layout" svg:width="8.827cm" svg:height="2.192cm" svg:x="3.326cm" svg:y="3.402cm" svg:viewBox="0 0 8828 2193" draw:points="0,1795 8025,0 8828,399 803,2193">
          <text:p text:style-name="P21"><text:span text:style-name="T19"/></text:p>
        </draw:polygon>
        <draw:polygon draw:style-name="gr51" draw:text-style-name="P41" draw:layer="layout" svg:width="8.827cm" svg:height="2.192cm" svg:x="4.76cm" svg:y="4.107cm" svg:viewBox="0 0 8828 2193" draw:points="0,1795 8025,0 8828,399 803,2193">
          <text:p text:style-name="P21"><text:span text:style-name="T19"/></text:p>
        </draw:polygon>
        <draw:custom-shape draw:style-name="gr83" draw:text-style-name="P36" draw:layer="layout" svg:width="1.255cm" svg:height="0.701cm" draw:transform="skewX (-0.460766922526503) rotate (-0.462512251778497) translate (12.627cm 3.19cm)">
          <text:p text:style-name="P11"><text:span text:style-name="T18">flor</text:span><text:span text:style-name="T15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6" draw:layer="layout" svg:width="1.254cm" svg:height="0.701cm" draw:transform="skewX (-0.461988653002899) rotate (-0.461814120077699) translate (10.376cm 2.07cm)">
          <text:p text:style-name="P11"><text:span text:style-name="T14">flor</text:span><text:span text:style-name="T1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6" draw:layer="layout" svg:width="1.257cm" svg:height="0.702cm" draw:transform="skewX (-0.461290521302101) rotate (-0.462512251778497) translate (11.201cm 2.48cm)">
          <text:p text:style-name="P11"><text:span text:style-name="T18">flor</text:span><text:span text:style-name="T1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6" draw:text-style-name="P52" xml:id="id5" draw:id="id5" draw:layer="layout" svg:width="8.746cm" svg:height="1.491cm" svg:x="5.754cm" svg:y="11.079cm">
          <draw:text-box>
            <text:p text:style-name="P51"><text:span text:style-name="T19">Especies de </text:span><text:span text:style-name="T20">plantas</text:span><text:span text:style-name="T19"> no muestreadas en cada sitio/estudio</text:span></text:p>
          </draw:text-box>
        </draw:frame>
        <draw:connector draw:style-name="gr87" draw:text-style-name="P53" draw:layer="layout" draw:type="curve" svg:x1="10.127cm" svg:y1="11.079cm" svg:x2="7.6cm" svg:y2="8.544cm" draw:start-shape="id5" draw:start-glue-point="0" draw:end-shape="id6" draw:end-glue-point="2" svg:d="M10127 11079c0-1761-2527-494-2527-2535" svg:viewBox="0 0 2528 2536">
          <text:p text:style-name="P21"><text:span text:style-name="T19"/></text:p>
        </draw:connector>
        <draw:connector draw:style-name="gr88" draw:text-style-name="P53" draw:layer="layout" draw:type="curve" svg:x1="10.127cm" svg:y1="11.079cm" svg:x2="10.964cm" svg:y2="7.264cm" draw:start-shape="id5" draw:start-glue-point="0" draw:end-shape="id7" draw:end-glue-point="2" svg:d="M10127 11079c0-2721 837-814 837-3815" svg:viewBox="0 0 838 3816">
          <text:p text:style-name="P21"><text:span text:style-name="T19"/></text:p>
        </draw:connector>
        <draw:custom-shape draw:style-name="gr31" draw:text-style-name="P54" draw:layer="layout" svg:width="0.838cm" svg:height="0.701cm" draw:transform="skewX (-0.461988653002899) rotate (-0.462512251778497) translate (18.312cm 14.916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54" draw:layer="layout" svg:width="0.839cm" svg:height="0.7cm" draw:transform="skewX (-0.463733982254893) rotate (-0.463733982254894) translate (18.312cm 15.699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54" draw:layer="layout" svg:width="0.976cm" svg:height="0.602cm" draw:transform="skewX (0.0778416846389471) rotate (2.14605684825223) translate (18.687cm 17.616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54" draw:layer="layout" svg:width="0.783cm" svg:height="0.749cm" draw:transform="skewX (0.463035850554096) rotate (1.5707963267949) translate (17.563cm 16.892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54" draw:layer="layout" svg:width="0.783cm" svg:height="0.751cm" draw:transform="skewX (0.460941455451702) rotate (1.5707963267949) translate (16.812cm 16.519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54" draw:layer="layout" svg:width="0.783cm" svg:height="0.75cm" draw:transform="skewX (0.461465054227301) rotate (1.5707963267949) translate (19.062cm 17.64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4" draw:layer="layout" svg:width="0.838cm" svg:height="0.701cm" draw:transform="skewX (-0.461988653002899) rotate (-0.462512251778497) translate (18.312cm 17.266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55" draw:layer="layout" svg:width="0.839cm" svg:height="0.702cm" draw:transform="skewX (-0.461290521302101) rotate (-0.460941455451703) translate (16.812cm 14.169cm)">
          <text:p text:style-name="P3"><text:span text:style-name="T12">C</text:span><text:span text:style-name="T13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56" draw:layer="layout" svg:width="0.839cm" svg:height="0.702cm" draw:transform="skewX (-0.461290521302101) rotate (-0.460941455451703) translate (16.812cm 16.519cm)">
          <text:p text:style-name="P3"><text:span text:style-name="T12">C</text:span><text:span text:style-name="T13">K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57" draw:layer="layout" svg:width="0.838cm" svg:height="0.702cm" draw:transform="skewX (-0.460243323750905) rotate (-0.459894257900507) translate (16.812cm 14.953cm)">
          <text:p text:style-name="P3"><text:span text:style-name="T12">C</text:span><text:span text:style-name="T13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57" draw:layer="layout" svg:width="0.838cm" svg:height="0.702cm" draw:transform="skewX (-0.461290521302101) rotate (-0.461465054227301) translate (19.062cm 15.29cm)">
          <text:p text:style-name="P3"><text:span text:style-name="T12">C</text:span><text:span text:style-name="T13">1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55" draw:layer="layout" svg:width="0.838cm" svg:height="0.702cm" draw:transform="skewX (-0.461290521302101) rotate (-0.461465054227301) translate (19.062cm 17.64cm)">
          <text:p text:style-name="P3"><text:span text:style-name="T12">C</text:span><text:span text:style-name="T13">K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58" draw:layer="layout" svg:width="0.837cm" svg:height="0.701cm" draw:transform="skewX (-0.460766922526503) rotate (-0.460417856676104) translate (19.062cm 16.074cm)">
          <text:p text:style-name="P3"><text:span text:style-name="T12">C</text:span><text:span text:style-name="T13">2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59" draw:layer="layout" svg:width="0.837cm" svg:height="0.701cm" draw:transform="skewX (-0.463035850554096) rotate (-0.463035850554095) translate (17.563cm 14.542cm)">
          <text:p text:style-name="P3"><text:span text:style-name="T12">C</text:span><text:span text:style-name="T13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60" draw:layer="layout" svg:width="0.837cm" svg:height="0.701cm" draw:transform="skewX (-0.463035850554096) rotate (-0.463035850554095) translate (17.563cm 16.892cm)">
          <text:p text:style-name="P3"><text:span text:style-name="T12">C</text:span><text:span text:style-name="T13">K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61" draw:layer="layout" svg:width="0.837cm" svg:height="0.701cm" draw:transform="skewX (-0.463035850554096) rotate (-0.463035850554095) translate (17.563cm 15.325cm)">
          <text:p text:style-name="P3"><text:span text:style-name="T12">C</text:span><text:span text:style-name="T13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0" draw:layer="layout" svg:width="1.256cm" svg:height="0.702cm" draw:transform="skewX (-0.462512251778497) rotate (-0.462163185928099) translate (15.688cm 13.609cm)">
          <text:p text:style-name="P11"><text:span text:style-name="T14">pol</text:span><text:span text:style-name="T1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4" draw:layer="layout" svg:width="0.838cm" svg:height="0.701cm" draw:transform="skewX (-0.461988653002899) rotate (-0.462512251778497) translate (18.312cm 13.976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5" draw:layer="layout" svg:width="0.839cm" svg:height="0.702cm" draw:transform="skewX (-0.461290521302101) rotate (-0.460941455451703) translate (16.812cm 13.229cm)">
          <text:p text:style-name="P14"><text:span text:style-name="T12">C</text:span><text:span text:style-name="T13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62" draw:layer="layout" svg:width="0.838cm" svg:height="0.702cm" draw:transform="skewX (-0.461290521302101) rotate (-0.461465054227301) translate (19.062cm 14.35cm)">
          <text:p text:style-name="P3"><text:span text:style-name="T12">C</text:span><text:span text:style-name="T13">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63" draw:layer="layout" svg:width="0.837cm" svg:height="0.701cm" draw:transform="skewX (-0.463035850554096) rotate (-0.463035850554095) translate (17.563cm 13.602cm)">
          <text:p text:style-name="P3"><text:span text:style-name="T12">C</text:span><text:span text:style-name="T13">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64" draw:layer="layout" svg:width="1.466cm" svg:height="0.702cm" draw:transform="skewX (-0.461290521302101) rotate (-0.461814120077699) translate (15.5cm 12.576cm)">
          <text:p text:style-name="P18"><text:span text:style-name="T16">Am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0" draw:layer="layout" svg:width="1.256cm" svg:height="0.702cm" draw:transform="skewX (-0.462512251778497) rotate (-0.462163185928099) translate (15.688cm 15.92cm)">
          <text:p text:style-name="P11"><text:span text:style-name="T14">pol</text:span><text:span text:style-name="T15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0" draw:layer="layout" svg:width="1.256cm" svg:height="0.702cm" draw:transform="skewX (-0.462512251778497) rotate (-0.462163185928099) translate (15.688cm 14.353cm)">
          <text:p text:style-name="P11"><text:span text:style-name="T14">pol</text:span><text:span text:style-name="T1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1" draw:text-style-name="P41" draw:layer="layout" svg:width="8.827cm" svg:height="2.153cm" svg:x="16.808cm" svg:y="11.456cm" svg:viewBox="0 0 8828 2154" draw:points="0,1763 8025,0 8828,392 803,2154">
          <text:p/>
        </draw:polygon>
        <draw:custom-shape draw:style-name="gr53" draw:text-style-name="P54" draw:layer="layout" svg:width="0.977cm" svg:height="0.602cm" draw:transform="skewX (0.0762708883121523) rotate (2.14553324947663) translate (26.713cm 15.821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54" draw:layer="layout" svg:width="0.784cm" svg:height="0.75cm" draw:transform="skewX (0.461465054227301) rotate (1.5707963267949) translate (25.588cm 15.097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54" draw:layer="layout" svg:width="0.784cm" svg:height="0.751cm" draw:transform="skewX (0.460941455451702) rotate (1.5707963267949) translate (27.087cm 15.845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57" draw:layer="layout" svg:width="0.839cm" svg:height="0.701cm" draw:transform="skewX (-0.460766922526503) rotate (-0.460941455451703) translate (27.087cm 13.495cm)">
          <text:p text:style-name="P3"><text:span text:style-name="T12">C</text:span><text:span text:style-name="T13">1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55" draw:layer="layout" svg:width="0.839cm" svg:height="0.701cm" draw:transform="skewX (-0.460766922526503) rotate (-0.460941455451703) translate (27.087cm 15.845cm)">
          <text:p text:style-name="P3"><text:span text:style-name="T12">C</text:span><text:span text:style-name="T13">K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8" draw:layer="layout" svg:width="0.839cm" svg:height="0.701cm" draw:transform="skewX (-0.460766922526503) rotate (-0.460941455451703) translate (27.087cm 14.278cm)">
          <text:p text:style-name="P3"><text:span text:style-name="T12">C</text:span><text:span text:style-name="T13">2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59" draw:layer="layout" svg:width="0.838cm" svg:height="0.701cm" draw:transform="skewX (-0.461988653002899) rotate (-0.461465054227301) translate (25.588cm 12.747cm)">
          <text:p text:style-name="P3"><text:span text:style-name="T12">C</text:span><text:span text:style-name="T13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60" draw:layer="layout" svg:width="0.838cm" svg:height="0.701cm" draw:transform="skewX (-0.461988653002899) rotate (-0.461465054227301) translate (25.588cm 15.097cm)">
          <text:p text:style-name="P3"><text:span text:style-name="T12">C</text:span><text:span text:style-name="T13">K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61" draw:layer="layout" svg:width="0.838cm" svg:height="0.701cm" draw:transform="skewX (-0.461988653002899) rotate (-0.462512251778497) translate (25.588cm 13.53cm)">
          <text:p text:style-name="P3"><text:span text:style-name="T12">C</text:span><text:span text:style-name="T13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62" draw:layer="layout" svg:width="0.839cm" svg:height="0.701cm" draw:transform="skewX (-0.460766922526503) rotate (-0.460941455451703) translate (27.087cm 12.555cm)">
          <text:p text:style-name="P3"><text:span text:style-name="T12">C</text:span><text:span text:style-name="T13">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3" draw:layer="layout" svg:width="0.838cm" svg:height="0.701cm" draw:transform="skewX (-0.461988653002899) rotate (-0.461465054227301) translate (25.588cm 11.807cm)">
          <text:p text:style-name="P3"><text:span text:style-name="T12">C</text:span><text:span text:style-name="T13">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65" draw:layer="layout" svg:width="0.783cm" svg:height="0.75cm" draw:transform="skewX (0.461465054227301) rotate (1.5707963267949) translate (20.725cm 15.631cm)">
          <text:p text:style-name="P49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54" draw:layer="layout" svg:width="0.783cm" svg:height="0.75cm" draw:transform="skewX (0.461465054227301) rotate (1.5707963267949) translate (22.975cm 16.752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55" draw:layer="layout" svg:width="0.838cm" svg:height="0.701cm" draw:transform="skewX (-0.461988653002899) rotate (-0.461465054227301) translate (20.725cm 13.281cm)">
          <text:p text:style-name="P3"><text:span text:style-name="T12">C</text:span><text:span text:style-name="T13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56" draw:layer="layout" svg:width="0.838cm" svg:height="0.701cm" draw:transform="skewX (-0.461988653002899) rotate (-0.461465054227301) translate (20.725cm 15.631cm)">
          <text:p text:style-name="P3"><text:span text:style-name="T12">C</text:span><text:span text:style-name="T13">K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57" draw:layer="layout" svg:width="0.838cm" svg:height="0.702cm" draw:transform="skewX (-0.461290521302101) rotate (-0.461465054227301) translate (20.725cm 14.064cm)">
          <text:p text:style-name="P3"><text:span text:style-name="T12">C</text:span><text:span text:style-name="T13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57" draw:layer="layout" svg:width="0.838cm" svg:height="0.701cm" draw:transform="skewX (-0.461988653002899) rotate (-0.461465054227301) translate (22.975cm 14.402cm)">
          <text:p text:style-name="P3"><text:span text:style-name="T12">C</text:span><text:span text:style-name="T13">1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55" draw:layer="layout" svg:width="0.838cm" svg:height="0.701cm" draw:transform="skewX (-0.461988653002899) rotate (-0.461465054227301) translate (22.975cm 16.752cm)">
          <text:p text:style-name="P3"><text:span text:style-name="T12">C</text:span><text:span text:style-name="T13">K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58" draw:layer="layout" svg:width="0.838cm" svg:height="0.702cm" draw:transform="skewX (-0.461290521302101) rotate (-0.461465054227301) translate (22.975cm 15.185cm)">
          <text:p text:style-name="P3"><text:span text:style-name="T12">C</text:span><text:span text:style-name="T13">2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5" draw:layer="layout" svg:width="0.838cm" svg:height="0.701cm" draw:transform="skewX (-0.461988653002899) rotate (-0.461465054227301) translate (20.725cm 12.341cm)">
          <text:p text:style-name="P14"><text:span text:style-name="T12">C</text:span><text:span text:style-name="T13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62" draw:layer="layout" svg:width="0.838cm" svg:height="0.701cm" draw:transform="skewX (-0.461988653002899) rotate (-0.461465054227301) translate (22.975cm 13.462cm)">
          <text:p text:style-name="P3"><text:span text:style-name="T12">C</text:span><text:span text:style-name="T13">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1" draw:text-style-name="P41" draw:layer="layout" svg:width="8.827cm" svg:height="2.192cm" svg:x="17.576cm" svg:y="11.832cm" svg:viewBox="0 0 8828 2193" draw:points="0,1795 8025,0 8828,399 803,2193">
          <text:p/>
        </draw:polygon>
        <draw:polygon draw:style-name="gr51" draw:text-style-name="P41" draw:layer="layout" svg:width="8.827cm" svg:height="2.192cm" svg:x="19.01cm" svg:y="12.537cm" svg:viewBox="0 0 8828 2193" draw:points="0,1795 8025,0 8828,399 803,2193">
          <text:p/>
        </draw:polygon>
        <draw:custom-shape draw:style-name="gr83" draw:text-style-name="P20" draw:layer="layout" svg:width="1.255cm" svg:height="0.701cm" draw:transform="skewX (-0.460766922526503) rotate (-0.462512251778497) translate (26.877cm 11.62cm)">
          <text:p text:style-name="P11"><text:span text:style-name="T18">flor</text:span><text:span text:style-name="T15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0" xml:id="id9" draw:id="id9" draw:layer="layout" svg:width="1.254cm" svg:height="0.701cm" draw:transform="skewX (-0.461988653002899) rotate (-0.461814120077699) translate (24.626cm 10.5cm)">
          <text:p text:style-name="P11"><text:span text:style-name="T14">flor</text:span><text:span text:style-name="T1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0" draw:layer="layout" svg:width="1.257cm" svg:height="0.702cm" draw:transform="skewX (-0.461290521302101) rotate (-0.462512251778497) translate (25.451cm 10.91cm)">
          <text:p text:style-name="P11"><text:span text:style-name="T18">flor</text:span><text:span text:style-name="T1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6" draw:text-style-name="P67" xml:id="id8" draw:id="id8" draw:layer="layout" svg:width="10cm" svg:height="3.095cm" svg:x="18.25cm" svg:y="4cm">
          <draw:text-box>
            <text:p text:style-name="P66"><text:span text:style-name="T21">No hace falta tener su presencia-ausencia en cuenta en el modelado, porque son decisiones fijas de cada estudio.</text:span></text:p>
          </draw:text-box>
        </draw:frame>
        <draw:connector draw:style-name="gr117" draw:text-style-name="P53" draw:layer="layout" draw:type="curve" svg:x1="14.5cm" svg:y1="11.824cm" svg:x2="18.25cm" svg:y2="5.547cm" draw:start-shape="id5" draw:start-glue-point="1" draw:end-shape="id8" draw:end-glue-point="3" svg:d="M14500 11824c2812 0 938-6277 3750-6277" svg:viewBox="0 0 3751 6278">
          <text:p/>
        </draw:connector>
        <draw:connector draw:style-name="gr117" draw:text-style-name="P53" draw:layer="layout" draw:type="curve" svg:x1="23.25cm" svg:y1="7.095cm" svg:x2="25.187cm" svg:y2="10.779cm" draw:start-shape="id8" draw:start-glue-point="2" draw:end-shape="id9" draw:end-glue-point="0" svg:d="M23250 7095c0 2553 1937 711 1937 3684" svg:viewBox="0 0 1938 3685">
          <text:p/>
        </draw:connector>
        <draw:frame draw:style-name="gr118" draw:text-style-name="P68" draw:layer="layout" svg:width="2.748cm" svg:height="0.947cm" draw:transform="rotate (0.174532925199433) translate (1.879cm 2.887cm)">
          <draw:text-box>
            <text:p><text:span text:style-name="T19">Sitio 1</text:span></text:p>
          </draw:text-box>
        </draw:frame>
        <draw:frame draw:style-name="gr118" draw:text-style-name="P68" draw:layer="layout" svg:width="2.748cm" svg:height="0.947cm" draw:transform="rotate (0.174532925199433) translate (4.758cm 2.227cm)">
          <draw:text-box>
            <text:p><text:span text:style-name="T19">Sitio 2</text:span></text:p>
          </draw:text-box>
        </draw:frame>
        <draw:frame draw:style-name="gr118" draw:text-style-name="P68" draw:layer="layout" svg:width="2.748cm" svg:height="0.947cm" draw:transform="rotate (0.174532925199433) translate (7.629cm 1.727cm)">
          <draw:text-box>
            <text:p><text:span text:style-name="T19">Sitio 3</text:span></text:p>
          </draw:text-box>
        </draw:frame>
        <draw:line draw:style-name="gr119" draw:text-style-name="P24" draw:layer="layout" svg:x1="2.75cm" svg:y1="3.57cm" svg:x2="2.75cm" svg:y2="4.32cm">
          <text:p/>
        </draw:line>
        <draw:line draw:style-name="gr119" draw:text-style-name="P24" draw:layer="layout" svg:x1="6.25cm" svg:y1="2.82cm" svg:x2="6.5cm" svg:y2="3.57cm">
          <text:p/>
        </draw:line>
        <draw:line draw:style-name="gr119" draw:text-style-name="P24" draw:layer="layout" svg:x1="9cm" svg:y1="2.32cm" svg:x2="10.5cm" svg:y2="2.82cm">
          <text:p/>
        </draw:line>
      </draw:page>
      <draw:page draw:name="page3" draw:style-name="dp1" draw:master-page-name="Predeterminado">
        <draw:custom-shape draw:style-name="gr31" draw:text-style-name="P54" draw:layer="layout" svg:width="0.838cm" svg:height="0.701cm" draw:transform="skewX (-0.461988653002899) rotate (-0.462512251778497) translate (4.812cm 7.736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54" draw:layer="layout" svg:width="0.839cm" svg:height="0.7cm" draw:transform="skewX (-0.463733982254893) rotate (-0.463733982254894) translate (4.812cm 8.519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54" draw:layer="layout" svg:width="0.976cm" svg:height="0.602cm" draw:transform="skewX (0.0778416846389471) rotate (2.14605684825223) translate (5.187cm 10.436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54" draw:layer="layout" svg:width="0.783cm" svg:height="0.749cm" draw:transform="skewX (0.463035850554096) rotate (1.5707963267949) translate (4.063cm 9.712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54" draw:layer="layout" svg:width="0.783cm" svg:height="0.751cm" draw:transform="skewX (0.460941455451702) rotate (1.5707963267949) translate (3.312cm 9.339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54" draw:layer="layout" svg:width="0.783cm" svg:height="0.75cm" draw:transform="skewX (0.461465054227301) rotate (1.5707963267949) translate (5.562cm 10.46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4" draw:layer="layout" svg:width="0.838cm" svg:height="0.701cm" draw:transform="skewX (-0.461988653002899) rotate (-0.462512251778497) translate (4.812cm 10.086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55" draw:layer="layout" svg:width="0.839cm" svg:height="0.702cm" draw:transform="skewX (-0.461290521302101) rotate (-0.460941455451703) translate (3.312cm 6.989cm)">
          <text:p text:style-name="P3"><text:span text:style-name="T12">C</text:span><text:span text:style-name="T13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56" draw:layer="layout" svg:width="0.839cm" svg:height="0.702cm" draw:transform="skewX (-0.461290521302101) rotate (-0.460941455451703) translate (3.312cm 9.339cm)">
          <text:p text:style-name="P3"><text:span text:style-name="T12">C</text:span><text:span text:style-name="T13">K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57" draw:layer="layout" svg:width="0.838cm" svg:height="0.702cm" draw:transform="skewX (-0.460243323750905) rotate (-0.459894257900507) translate (3.312cm 7.773cm)">
          <text:p text:style-name="P3"><text:span text:style-name="T12">C</text:span><text:span text:style-name="T13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57" draw:layer="layout" svg:width="0.838cm" svg:height="0.702cm" draw:transform="skewX (-0.461290521302101) rotate (-0.461465054227301) translate (5.562cm 8.11cm)">
          <text:p text:style-name="P3"><text:span text:style-name="T12">C</text:span><text:span text:style-name="T13">1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55" draw:layer="layout" svg:width="0.838cm" svg:height="0.702cm" draw:transform="skewX (-0.461290521302101) rotate (-0.461465054227301) translate (5.562cm 10.46cm)">
          <text:p text:style-name="P3"><text:span text:style-name="T12">C</text:span><text:span text:style-name="T13">K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58" draw:layer="layout" svg:width="0.837cm" svg:height="0.701cm" draw:transform="skewX (-0.460766922526503) rotate (-0.460417856676104) translate (5.562cm 8.894cm)">
          <text:p text:style-name="P3"><text:span text:style-name="T12">C</text:span><text:span text:style-name="T13">2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59" draw:layer="layout" svg:width="0.837cm" svg:height="0.701cm" draw:transform="skewX (-0.463035850554096) rotate (-0.463035850554095) translate (4.063cm 7.362cm)">
          <text:p text:style-name="P3"><text:span text:style-name="T12">C</text:span><text:span text:style-name="T13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60" draw:layer="layout" svg:width="0.837cm" svg:height="0.701cm" draw:transform="skewX (-0.463035850554096) rotate (-0.463035850554095) translate (4.063cm 9.712cm)">
          <text:p text:style-name="P3"><text:span text:style-name="T12">C</text:span><text:span text:style-name="T13">K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61" draw:layer="layout" svg:width="0.837cm" svg:height="0.701cm" draw:transform="skewX (-0.463035850554096) rotate (-0.463035850554095) translate (4.063cm 8.145cm)">
          <text:p text:style-name="P3"><text:span text:style-name="T12">C</text:span><text:span text:style-name="T13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0" draw:layer="layout" svg:width="1.256cm" svg:height="0.702cm" draw:transform="skewX (-0.462512251778497) rotate (-0.462163185928099) translate (2.188cm 6.429cm)">
          <text:p text:style-name="P11"><text:span text:style-name="T14">pol</text:span><text:span text:style-name="T1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4" draw:layer="layout" svg:width="0.838cm" svg:height="0.701cm" draw:transform="skewX (-0.461988653002899) rotate (-0.462512251778497) translate (4.812cm 6.796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5" draw:layer="layout" svg:width="0.839cm" svg:height="0.702cm" draw:transform="skewX (-0.461290521302101) rotate (-0.460941455451703) translate (3.312cm 6.049cm)">
          <text:p text:style-name="P14"><text:span text:style-name="T12">C</text:span><text:span text:style-name="T13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62" draw:layer="layout" svg:width="0.838cm" svg:height="0.702cm" draw:transform="skewX (-0.461290521302101) rotate (-0.461465054227301) translate (5.562cm 7.17cm)">
          <text:p text:style-name="P3"><text:span text:style-name="T12">C</text:span><text:span text:style-name="T13">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63" draw:layer="layout" svg:width="0.837cm" svg:height="0.701cm" draw:transform="skewX (-0.463035850554096) rotate (-0.463035850554095) translate (4.063cm 6.422cm)">
          <text:p text:style-name="P3"><text:span text:style-name="T12">C</text:span><text:span text:style-name="T13">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64" draw:layer="layout" svg:width="1.466cm" svg:height="0.702cm" draw:transform="skewX (-0.461290521302101) rotate (-0.461814120077699) translate (2cm 5.396cm)">
          <text:p text:style-name="P18"><text:span text:style-name="T16">Am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0" draw:layer="layout" svg:width="1.256cm" svg:height="0.702cm" draw:transform="skewX (-0.462512251778497) rotate (-0.462163185928099) translate (2.188cm 8.74cm)">
          <text:p text:style-name="P11"><text:span text:style-name="T14">pol</text:span><text:span text:style-name="T15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0" draw:layer="layout" svg:width="1.256cm" svg:height="0.702cm" draw:transform="skewX (-0.462512251778497) rotate (-0.462163185928099) translate (2.188cm 7.173cm)">
          <text:p text:style-name="P11"><text:span text:style-name="T14">pol</text:span><text:span text:style-name="T1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1" draw:text-style-name="P41" draw:layer="layout" svg:width="8.827cm" svg:height="2.153cm" svg:x="3.308cm" svg:y="4.276cm" svg:viewBox="0 0 8828 2154" draw:points="0,1763 8025,0 8828,392 803,2154">
          <text:p/>
        </draw:polygon>
        <draw:custom-shape draw:style-name="gr31" draw:text-style-name="P54" draw:layer="layout" svg:width="0.838cm" svg:height="0.701cm" draw:transform="skewX (-0.464257581030492) rotate (-0.464257581030492) translate (12.838cm 5.94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54" draw:layer="layout" svg:width="0.837cm" svg:height="0.701cm" draw:transform="skewX (-0.463035850554096) rotate (-0.463035850554095) translate (12.838cm 6.724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54" draw:layer="layout" svg:width="0.977cm" svg:height="0.602cm" draw:transform="skewX (0.0762708883121523) rotate (2.14553324947663) translate (13.213cm 8.641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54" draw:layer="layout" svg:width="0.784cm" svg:height="0.75cm" draw:transform="skewX (0.461465054227301) rotate (1.5707963267949) translate (12.088cm 7.917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69" draw:layer="layout" svg:width="0.784cm" svg:height="0.75cm" draw:transform="skewX (0.461465054227301) rotate (1.5707963267949) translate (11.338cm 7.544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54" draw:layer="layout" svg:width="0.784cm" svg:height="0.751cm" draw:transform="skewX (0.460941455451702) rotate (1.5707963267949) translate (13.587cm 8.665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4" draw:layer="layout" svg:width="0.838cm" svg:height="0.701cm" draw:transform="skewX (-0.464257581030492) rotate (-0.464257581030492) translate (12.838cm 8.29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0" draw:layer="layout" svg:width="0.838cm" svg:height="0.701cm" draw:transform="skewX (-0.461988653002899) rotate (-0.461465054227301) translate (11.338cm 5.194cm)">
          <text:p text:style-name="P3"><text:span text:style-name="T12">C</text:span><text:span text:style-name="T13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0" draw:layer="layout" svg:width="0.838cm" svg:height="0.701cm" draw:transform="skewX (-0.461988653002899) rotate (-0.461465054227301) translate (11.338cm 7.544cm)">
          <text:p text:style-name="P3"><text:span text:style-name="T12">C</text:span><text:span text:style-name="T13">K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1" draw:layer="layout" svg:width="0.838cm" svg:height="0.701cm" draw:transform="skewX (-0.461988653002899) rotate (-0.461465054227301) translate (11.338cm 5.977cm)">
          <text:p text:style-name="P3"><text:span text:style-name="T12">C</text:span><text:span text:style-name="T13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57" draw:layer="layout" svg:width="0.839cm" svg:height="0.701cm" draw:transform="skewX (-0.460766922526503) rotate (-0.460941455451703) translate (13.587cm 6.315cm)">
          <text:p text:style-name="P3"><text:span text:style-name="T12">C</text:span><text:span text:style-name="T13">1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55" draw:layer="layout" svg:width="0.839cm" svg:height="0.701cm" draw:transform="skewX (-0.460766922526503) rotate (-0.460941455451703) translate (13.587cm 8.665cm)">
          <text:p text:style-name="P3"><text:span text:style-name="T12">C</text:span><text:span text:style-name="T13">K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1" xml:id="id12" draw:id="id12" draw:layer="layout" svg:width="0.839cm" svg:height="0.701cm" draw:transform="skewX (-0.460766922526503) rotate (-0.460941455451703) translate (13.587cm 7.098cm)">
          <text:p text:style-name="P3"><text:span text:style-name="T12">C</text:span><text:span text:style-name="T13">2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59" draw:layer="layout" svg:width="0.838cm" svg:height="0.701cm" draw:transform="skewX (-0.461988653002899) rotate (-0.461465054227301) translate (12.088cm 5.567cm)">
          <text:p text:style-name="P3"><text:span text:style-name="T12">C</text:span><text:span text:style-name="T13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60" draw:layer="layout" svg:width="0.838cm" svg:height="0.701cm" draw:transform="skewX (-0.461988653002899) rotate (-0.461465054227301) translate (12.088cm 7.917cm)">
          <text:p text:style-name="P3"><text:span text:style-name="T12">C</text:span><text:span text:style-name="T13">K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71" draw:layer="layout" svg:width="0.838cm" svg:height="0.701cm" draw:transform="skewX (-0.461988653002899) rotate (-0.462512251778497) translate (12.088cm 6.35cm)">
          <text:p text:style-name="P3"><text:span text:style-name="T12">C</text:span><text:span text:style-name="T13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4" draw:layer="layout" svg:width="0.838cm" svg:height="0.701cm" draw:transform="skewX (-0.464257581030492) rotate (-0.464257581030492) translate (12.838cm 5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72" draw:layer="layout" svg:width="0.838cm" svg:height="0.701cm" draw:transform="skewX (-0.461988653002899) rotate (-0.461465054227301) translate (11.338cm 4.254cm)">
          <text:p text:style-name="P14"><text:span text:style-name="T12">C</text:span><text:span text:style-name="T13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62" draw:layer="layout" svg:width="0.839cm" svg:height="0.701cm" draw:transform="skewX (-0.460766922526503) rotate (-0.460941455451703) translate (13.587cm 5.375cm)">
          <text:p text:style-name="P3"><text:span text:style-name="T12">C</text:span><text:span text:style-name="T13">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63" draw:layer="layout" svg:width="0.838cm" svg:height="0.701cm" draw:transform="skewX (-0.461988653002899) rotate (-0.461465054227301) translate (12.088cm 4.627cm)">
          <text:p text:style-name="P3"><text:span text:style-name="T12">C</text:span><text:span text:style-name="T13">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54" draw:layer="layout" svg:width="0.839cm" svg:height="0.701cm" draw:transform="skewX (-0.464257581030492) rotate (-0.463733982254894) translate (8.725cm 6.847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4" draw:layer="layout" svg:width="0.838cm" svg:height="0.701cm" draw:transform="skewX (-0.461988653002899) rotate (-0.462512251778497) translate (8.725cm 7.631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54" draw:layer="layout" svg:width="0.977cm" svg:height="0.603cm" draw:transform="skewX (0.0760963553869527) rotate (2.14553324947663) translate (9.1cm 9.548cm)">
          <text:p text:style-name="P1"><text:span text:style-name="T17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73" draw:layer="layout" svg:width="0.784cm" svg:height="0.75cm" draw:transform="skewX (0.462512251778497) rotate (1.5707963267949) translate (7.975cm 8.824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65" draw:layer="layout" svg:width="0.783cm" svg:height="0.75cm" draw:transform="skewX (0.461465054227301) rotate (1.5707963267949) translate (7.225cm 8.451cm)">
          <text:p text:style-name="P49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54" draw:layer="layout" svg:width="0.783cm" svg:height="0.75cm" draw:transform="skewX (0.461465054227301) rotate (1.5707963267949) translate (9.475cm 9.572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4" draw:layer="layout" svg:width="0.838cm" svg:height="0.701cm" draw:transform="skewX (-0.461988653002899) rotate (-0.462512251778497) translate (8.725cm 9.198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55" draw:layer="layout" svg:width="0.838cm" svg:height="0.701cm" draw:transform="skewX (-0.461988653002899) rotate (-0.461465054227301) translate (7.225cm 6.101cm)">
          <text:p text:style-name="P3"><text:span text:style-name="T12">C</text:span><text:span text:style-name="T13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71" draw:layer="layout" svg:width="0.838cm" svg:height="0.701cm" draw:transform="skewX (-0.461988653002899) rotate (-0.461465054227301) translate (7.225cm 8.451cm)">
          <text:p text:style-name="P3"><text:span text:style-name="T12">C</text:span><text:span text:style-name="T13">K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57" draw:layer="layout" svg:width="0.838cm" svg:height="0.702cm" draw:transform="skewX (-0.461290521302101) rotate (-0.461465054227301) translate (7.225cm 6.884cm)">
          <text:p text:style-name="P3"><text:span text:style-name="T12">C</text:span><text:span text:style-name="T13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57" draw:layer="layout" svg:width="0.838cm" svg:height="0.701cm" draw:transform="skewX (-0.461988653002899) rotate (-0.461465054227301) translate (9.475cm 7.222cm)">
          <text:p text:style-name="P3"><text:span text:style-name="T12">C</text:span><text:span text:style-name="T13">1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xml:id="id10" draw:id="id10" draw:layer="layout" svg:width="0.838cm" svg:height="0.701cm" draw:transform="skewX (-0.461988653002899) rotate (-0.461465054227301) translate (9.475cm 9.572cm)">
          <text:p text:style-name="P3"><text:span text:style-name="T12">C</text:span><text:span text:style-name="T13">K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58" draw:layer="layout" svg:width="0.838cm" svg:height="0.702cm" draw:transform="skewX (-0.461290521302101) rotate (-0.461465054227301) translate (9.475cm 8.005cm)">
          <text:p text:style-name="P3"><text:span text:style-name="T12">C</text:span><text:span text:style-name="T13">2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74" draw:layer="layout" svg:width="0.838cm" svg:height="0.701cm" draw:transform="skewX (-0.461988653002899) rotate (-0.461465054227301) translate (7.975cm 6.474cm)">
          <text:p text:style-name="P3"><text:span text:style-name="T12">C</text:span><text:span text:style-name="T13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71" draw:layer="layout" svg:width="0.838cm" svg:height="0.701cm" draw:transform="skewX (-0.461988653002899) rotate (-0.462512251778497) translate (7.975cm 8.824cm)">
          <text:p text:style-name="P3"><text:span text:style-name="T12">C</text:span><text:span text:style-name="T13">K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58" draw:layer="layout" svg:width="0.838cm" svg:height="0.701cm" draw:transform="skewX (-0.461988653002899) rotate (-0.462512251778497) translate (7.975cm 7.257cm)">
          <text:p text:style-name="P3"><text:span text:style-name="T12">C</text:span><text:span text:style-name="T13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54" draw:layer="layout" svg:width="0.839cm" svg:height="0.701cm" draw:transform="skewX (-0.464257581030492) rotate (-0.463733982254894) translate (8.725cm 5.907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75" draw:layer="layout" svg:width="0.838cm" svg:height="0.701cm" draw:transform="skewX (-0.461988653002899) rotate (-0.461465054227301) translate (7.225cm 5.161cm)">
          <text:p text:style-name="P14"><text:span text:style-name="T12">C</text:span><text:span text:style-name="T13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62" draw:layer="layout" svg:width="0.838cm" svg:height="0.701cm" draw:transform="skewX (-0.461988653002899) rotate (-0.461465054227301) translate (9.475cm 6.282cm)">
          <text:p text:style-name="P3"><text:span text:style-name="T12">C</text:span><text:span text:style-name="T13">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76" draw:layer="layout" svg:width="0.838cm" svg:height="0.701cm" draw:transform="skewX (-0.461988653002899) rotate (-0.461465054227301) translate (7.975cm 5.534cm)">
          <text:p text:style-name="P3"><text:span text:style-name="T12">C</text:span><text:span text:style-name="T13">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1" draw:text-style-name="P41" draw:layer="layout" svg:width="8.827cm" svg:height="2.192cm" svg:x="4.076cm" svg:y="4.652cm" svg:viewBox="0 0 8828 2193" draw:points="0,1795 8025,0 8828,399 803,2193">
          <text:p/>
        </draw:polygon>
        <draw:polygon draw:style-name="gr51" draw:text-style-name="P41" draw:layer="layout" svg:width="8.827cm" svg:height="2.192cm" svg:x="5.51cm" svg:y="5.357cm" svg:viewBox="0 0 8828 2193" draw:points="0,1795 8025,0 8828,399 803,2193">
          <text:p/>
        </draw:polygon>
        <draw:custom-shape draw:style-name="gr83" draw:text-style-name="P20" draw:layer="layout" svg:width="1.255cm" svg:height="0.701cm" draw:transform="skewX (-0.460766922526503) rotate (-0.462512251778497) translate (13.377cm 4.44cm)">
          <text:p text:style-name="P11"><text:span text:style-name="T18">flor</text:span><text:span text:style-name="T15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0" draw:layer="layout" svg:width="1.254cm" svg:height="0.701cm" draw:transform="skewX (-0.461988653002899) rotate (-0.461814120077699) translate (11.126cm 3.32cm)">
          <text:p text:style-name="P11"><text:span text:style-name="T14">flor</text:span><text:span text:style-name="T1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0" draw:layer="layout" svg:width="1.257cm" svg:height="0.702cm" draw:transform="skewX (-0.461290521302101) rotate (-0.462512251778497) translate (11.951cm 3.73cm)">
          <text:p text:style-name="P11"><text:span text:style-name="T18">flor</text:span><text:span text:style-name="T1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8" draw:text-style-name="P67" xml:id="id11" draw:id="id11" draw:layer="layout" svg:width="15.75cm" svg:height="4.5cm" svg:x="12.5cm" svg:y="12cm">
          <draw:text-box>
            <text:p text:style-name="P66"><text:span text:style-name="T22">Polinizadores</text:span><text:span text:style-name="T21"> no registrados. No sabemos si se debe a ausencia de la especie en esa región/sitio o a una baja preferencia por las flores disponibles. Los mantenemos como ceros, pero utilizamos una distribución inflada en ceros para contemplar estas ausencias “contingenciales”. Esto va a estar contemplado por los parámetros </text:span><text:span text:style-name="T23">π</text:span><text:span text:style-name="T24">is</text:span></text:p>
          </draw:text-box>
        </draw:frame>
        <draw:connector draw:style-name="gr88" draw:text-style-name="P53" draw:layer="layout" draw:type="curve" svg:x1="10.225cm" svg:y1="10.336cm" svg:x2="12.5cm" svg:y2="14.25cm" draw:start-shape="id10" draw:start-glue-point="1" draw:end-shape="id11" draw:end-glue-point="3" svg:d="M10225 10336c1707 0 570 3914 2275 3914" svg:viewBox="0 0 2276 3915">
          <text:p/>
        </draw:connector>
        <draw:frame draw:style-name="gr118" draw:text-style-name="P68" draw:layer="layout" svg:width="2.748cm" svg:height="0.947cm" draw:transform="rotate (0.174532925199433) translate (2.629cm 4.137cm)">
          <draw:text-box>
            <text:p><text:span text:style-name="T19">Sitio 1</text:span></text:p>
          </draw:text-box>
        </draw:frame>
        <draw:frame draw:style-name="gr118" draw:text-style-name="P68" draw:layer="layout" svg:width="2.748cm" svg:height="0.947cm" draw:transform="rotate (0.174532925199433) translate (5.508cm 3.477cm)">
          <draw:text-box>
            <text:p><text:span text:style-name="T19">Sitio 2</text:span></text:p>
          </draw:text-box>
        </draw:frame>
        <draw:frame draw:style-name="gr118" draw:text-style-name="P68" draw:layer="layout" svg:width="2.748cm" svg:height="0.947cm" draw:transform="rotate (0.174532925199433) translate (8.379cm 2.977cm)">
          <draw:text-box>
            <text:p><text:span text:style-name="T19">Sitio 3</text:span></text:p>
          </draw:text-box>
        </draw:frame>
        <draw:line draw:style-name="gr119" draw:text-style-name="P24" draw:layer="layout" svg:x1="3.5cm" svg:y1="4.82cm" svg:x2="3.5cm" svg:y2="5.57cm">
          <text:p/>
        </draw:line>
        <draw:line draw:style-name="gr119" draw:text-style-name="P24" draw:layer="layout" svg:x1="7cm" svg:y1="4.07cm" svg:x2="7.25cm" svg:y2="4.82cm">
          <text:p/>
        </draw:line>
        <draw:line draw:style-name="gr119" draw:text-style-name="P24" draw:layer="layout" svg:x1="9.75cm" svg:y1="3.57cm" svg:x2="11.25cm" svg:y2="4.07cm">
          <text:p/>
        </draw:line>
        <draw:connector draw:style-name="gr88" draw:text-style-name="P53" draw:layer="layout" draw:type="curve" svg:x1="14.338cm" svg:y1="7.862cm" svg:x2="20.375cm" svg:y2="12cm" draw:start-shape="id12" draw:start-glue-point="1" draw:end-shape="id11" draw:end-glue-point="0" svg:d="M14338 7862c4025 0 6037 1379 6037 4138" svg:viewBox="0 0 6038 4139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opacity draw:name="Transparency_20_26" draw:display-name="Transparency 26" draw:style="linear" draw:start="55%" draw:end="5%" draw:angle="27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Lican Martínez</meta:initial-creator>
    <meta:creation-date>2022-04-26T13:04:14.201000000</meta:creation-date>
    <dc:date>2022-04-28T11:24:37.130000000</dc:date>
    <dc:creator>Lican Martínez</dc:creator>
    <meta:editing-duration>PT23H2M18S</meta:editing-duration>
    <meta:editing-cycles>22</meta:editing-cycles>
    <meta:generator>LibreOffice/7.2.2.2$Windows_X86_64 LibreOffice_project/02b2acce88a210515b4a5bb2e46cbfb63fe97d56</meta:generator>
    <meta:document-statistic meta:object-count="264"/>
  </office:meta>
</office:document-meta>
</file>

<file path=Object 10/content.xml><?xml version="1.0" encoding="utf-8"?>
<math xmlns="http://www.w3.org/1998/Math/MathML" display="block">
  <semantics>
    <mrow>
      <mrow>
        <msub>
          <mi>C</mi>
          <mi mathvariant="italic">ijs</mi>
        </msub>
        <mo stretchy="false">=</mo>
        <mtext>Conteo de interacciones entre planta </mtext>
      </mrow>
      <mi>i</mi>
      <mtext> y flor </mtext>
      <mi>j</mi>
      <mtext> en el sitio </mtext>
      <mi>s</mi>
    </mrow>
    <annotation encoding="StarMath 5.0">C_{ ijs } = "Conteo de interacciones entre planta " i " y flor "j" en el sitio " s</annotation>
  </semantics>
</math>
</file>

<file path=Object 11/content.xml><?xml version="1.0" encoding="utf-8"?>
<math xmlns="http://www.w3.org/1998/Math/MathML" display="block">
  <semantics>
    <mrow>
      <mtext>Previas para </mtext>
      <mi>π</mi>
      <mtext>, </mtext>
      <msub>
        <mi>λ</mi>
        <mn>0</mn>
      </msub>
      <mtext>, </mtext>
      <msub>
        <mi>α</mi>
        <mi mathvariant="italic">pol</mi>
      </msub>
      <mtext>, </mtext>
      <msub>
        <mi>β</mi>
        <mi mathvariant="italic">pol</mi>
      </msub>
      <mtext>, y cada </mtext>
      <mi>σ</mi>
    </mrow>
    <annotation encoding="StarMath 5.0">"Previas para "%pi", "%lambda_0", "%alpha_{pol}", "%beta_{pol}", y cada "%sigma
</annotation>
  </semantics>
</math>
</file>

<file path=Object 2/content.xml><?xml version="1.0" encoding="utf-8"?>
<math xmlns="http://www.w3.org/1998/Math/MathML" display="block">
  <semantics>
    <mrow>
      <mrow>
        <msub>
          <mi>C</mi>
          <mi mathvariant="italic">ijs</mi>
        </msub>
        <mo stretchy="false">=</mo>
        <mi mathvariant="italic">Zero</mi>
      </mrow>
      <mn>.</mn>
      <mi mathvariant="italic">inf</mi>
      <mn>.</mn>
      <mi mathvariant="italic">Poisson</mi>
      <mrow>
        <mo fence="true" form="prefix" stretchy="false">(</mo>
        <mrow>
          <mrow>
            <msub>
              <mi>λ</mi>
              <mi mathvariant="italic">ijs</mi>
            </msub>
            <mi>,</mi>
            <msub>
              <mi>π</mi>
              <mi mathvariant="italic">is</mi>
            </msub>
          </mrow>
        </mrow>
        <mo fence="true" form="postfix" stretchy="false">)</mo>
      </mrow>
    </mrow>
    <annotation encoding="StarMath 5.0">C_{ ijs } = Zero.inf.Poisson( %lambda_{ijs}, %pi_{is} )</annotation>
  </semantics>
</math>
</file>

<file path=Object 3/content.xml><?xml version="1.0" encoding="utf-8"?>
<math xmlns="http://www.w3.org/1998/Math/MathML" display="block">
  <semantics>
    <mrow>
      <msub>
        <mi>β</mi>
        <mi>j</mi>
      </msub>
      <mtext>~</mtext>
      <mi>N</mi>
      <mrow>
        <mo fence="true" form="prefix" stretchy="false">(</mo>
        <mrow>
          <mrow>
            <mn>0</mn>
            <mi>,</mi>
            <msub>
              <mi>σ</mi>
              <mi mathvariant="italic">flores</mi>
            </msub>
          </mrow>
        </mrow>
        <mo fence="true" form="postfix" stretchy="false">)</mo>
      </mrow>
      <mtext>           j </mtext>
      <mi mathvariant="normal">∈</mi>
      <mtext> [1, L]</mtext>
    </mrow>
    <annotation encoding="StarMath 5.0">%beta_j "~" N( 0, %sigma_{flores} ) "           j " %element " [1, L]"</annotation>
  </semantics>
</math>
</file>

<file path=Object 4/content.xml><?xml version="1.0" encoding="utf-8"?>
<math xmlns="http://www.w3.org/1998/Math/MathML" display="block">
  <semantics>
    <mrow>
      <mrow>
        <msub>
          <mi>λ</mi>
          <mi mathvariant="italic">ijs</mi>
        </msub>
        <mo stretchy="false">=</mo>
        <mrow>
          <msub>
            <mi>λ</mi>
            <mn>0</mn>
          </msub>
          <mo stretchy="false">+</mo>
          <msub>
            <mi>p</mi>
            <mi>i</mi>
          </msub>
        </mrow>
      </mrow>
      <mrow>
        <msub>
          <mi>β</mi>
          <mi>j</mi>
        </msub>
        <mo stretchy="false">+</mo>
        <msub>
          <mi>e</mi>
          <mi mathvariant="italic">ij</mi>
        </msub>
        <mo stretchy="false">+</mo>
        <msub>
          <mi>R</mi>
          <mi>s</mi>
        </msub>
      </mrow>
    </mrow>
    <annotation encoding="StarMath 5.0">%lambda_{ijs}= %lambda_0 + p_{ i }%beta_{ j } + e_{ ij } + R_s</annotation>
  </semantics>
</math>
</file>

<file path=Object 5/content.xml><?xml version="1.0" encoding="utf-8"?>
<math xmlns="http://www.w3.org/1998/Math/MathML" display="block">
  <semantics>
    <mrow>
      <msub>
        <mi>p</mi>
        <mi>i</mi>
      </msub>
      <mtext>~</mtext>
      <mi mathvariant="italic">Beta</mi>
      <mrow>
        <mo fence="true" form="prefix" stretchy="false">(</mo>
        <mrow>
          <mrow>
            <msub>
              <mi>α</mi>
              <mi mathvariant="italic">pol</mi>
            </msub>
            <mi>,</mi>
            <msub>
              <mi>β</mi>
              <mi mathvariant="italic">pol</mi>
            </msub>
          </mrow>
        </mrow>
        <mo fence="true" form="postfix" stretchy="false">)</mo>
      </mrow>
      <mtext>           i </mtext>
      <mi mathvariant="normal">∈</mi>
      <mtext> [2
, K]</mtext>
      <mtext/>
    </mrow>
    <annotation encoding="StarMath 5.0">p_i "~" Beta( %alpha_{pol}, %beta_{pol} ) "           i " %element " [2
, K]"
"</annotation>
  </semantics>
</math>
</file>

<file path=Object 6/content.xml><?xml version="1.0" encoding="utf-8"?>
<math xmlns="http://www.w3.org/1998/Math/MathML" display="block">
  <semantics>
    <mrow>
      <msub>
        <mi>R</mi>
        <mi>s</mi>
      </msub>
      <mtext>~</mtext>
      <mi>N</mi>
      <mrow>
        <mo fence="true" form="prefix" stretchy="false">(</mo>
        <mrow>
          <mrow>
            <mn>0</mn>
            <mi>,</mi>
            <msub>
              <mi>σ</mi>
              <mi mathvariant="italic">sitios</mi>
            </msub>
          </mrow>
        </mrow>
        <mo fence="true" form="postfix" stretchy="false">)</mo>
      </mrow>
    </mrow>
    <annotation encoding="StarMath 5.0">R_s "~" N( 0, %sigma_{sitios} )</annotation>
  </semantics>
</math>
</file>

<file path=Object 7/content.xml><?xml version="1.0" encoding="utf-8"?>
<math xmlns="http://www.w3.org/1998/Math/MathML" display="block">
  <semantics>
    <mrow>
      <msub>
        <mi>e</mi>
        <mi mathvariant="italic">ij</mi>
      </msub>
      <mtext>~</mtext>
      <mi>N</mi>
      <mrow>
        <mo fence="true" form="prefix" stretchy="false">(</mo>
        <mrow>
          <mrow>
            <mn>0</mn>
            <mi>,</mi>
            <msub>
              <mi>σ</mi>
              <mi mathvariant="italic">interacc</mi>
            </msub>
          </mrow>
        </mrow>
        <mo fence="true" form="postfix" stretchy="false">)</mo>
      </mrow>
    </mrow>
    <annotation encoding="StarMath 5.0">e_{ij} "~" N( 0, %sigma_{interacc} )</annotation>
  </semantics>
</math>
</file>

<file path=Object 9/content.xml><?xml version="1.0" encoding="utf-8"?>
<math xmlns="http://www.w3.org/1998/Math/MathML" display="block">
  <semantics>
    <mrow>
      <msub>
        <mi>p</mi>
        <mi mathvariant="italic">Amel</mi>
      </msub>
      <mtext>  </mtext>
      <mo stretchy="false">←</mo>
      <mtext>  </mtext>
      <mrow>
        <mn>1</mn>
        <mo stretchy="false">−</mo>
        <mrow>
          <msubsup>
            <mo stretchy="false">∑</mo>
            <mrow>
              <mi>i</mi>
              <mo stretchy="false">=</mo>
              <mn>1</mn>
            </mrow>
            <mi>K</mi>
          </msubsup>
          <msub>
            <mi>p</mi>
            <mi>i</mi>
          </msub>
        </mrow>
      </mrow>
    </mrow>
    <annotation encoding="StarMath 5.0">p_Amel "  "&lt;- "  "1 - sum_{i=1}^{K}{ p_i }
</annotation>
  </semantics>
</math>
</file>